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122"/>
    <style:style style:name="ce62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0000"/>
    </style:style>
    <style:style style:name="ce7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4"/>
    <style:style style:name="ce7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2">
        <table:table-column table:style-name="co4" table:default-cell-style-name="Default"/>
        <table:table-column table:style-name="co2" table:default-cell-style-name="ce75"/>
        <table:table-column table:style-name="co2" table:number-columns-repeated="2" table:default-cell-style-name="ce61"/>
        <table:table-column table:style-name="co3" table:default-cell-style-name="ce61"/>
        <table:table-column table:style-name="co5" table:default-cell-style-name="ce61"/>
        <table:table-column table:style-name="co6" table:default-cell-style-name="ce4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46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49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Basket Service Carts - Vinyl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Basket Truck Spring Lift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SLN</text:p>
          </table:table-cell>
          <table:table-cell table:style-name="ce59" office:value-type="currency" office:currency="USD" office:value="46" calcext:value-type="currency">
            <text:p>$46.00</text:p>
          </table:table-cell>
          <table:table-cell table:style-name="ce64" office:value-type="currency" office:currency="USD" office:value="72.48" calcext:value-type="currency">
            <text:p>$72.48</text:p>
          </table:table-cell>
          <table:table-cell table:style-name="ce64" office:value-type="currency" office:currency="USD" office:value="34.43" calcext:value-type="currency">
            <text:p>$34.43</text:p>
          </table:table-cell>
          <table:table-cell table:style-name="ce64" office:value-type="currency" office:currency="USD" office:value="46.99" calcext:value-type="currency">
            <text:p>$46.99</text:p>
          </table:table-cell>
          <table:table-cell table:style-name="ce64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SLN</text:p>
          </table:table-cell>
          <table:table-cell table:style-name="ce59" office:value-type="currency" office:currency="USD" office:value="47" calcext:value-type="currency">
            <text:p>$47.00</text:p>
          </table:table-cell>
          <table:table-cell table:style-name="ce64" office:value-type="currency" office:currency="USD" office:value="74.84" calcext:value-type="currency">
            <text:p>$74.84</text:p>
          </table:table-cell>
          <table:table-cell table:style-name="ce64" office:value-type="currency" office:currency="USD" office:value="35.55" calcext:value-type="currency">
            <text:p>$35.55</text:p>
          </table:table-cell>
          <table:table-cell table:style-name="ce64" office:value-type="currency" office:currency="USD" office:value="47.99" calcext:value-type="currency">
            <text:p>$47.99</text:p>
          </table:table-cell>
          <table:table-cell table:style-name="ce64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SLN</text:p>
          </table:table-cell>
          <table:table-cell table:style-name="ce59" office:value-type="currency" office:currency="USD" office:value="51" calcext:value-type="currency">
            <text:p>$51.00</text:p>
          </table:table-cell>
          <table:table-cell table:style-name="ce64" office:value-type="currency" office:currency="USD" office:value="79.78" calcext:value-type="currency">
            <text:p>$79.78</text:p>
          </table:table-cell>
          <table:table-cell table:style-name="ce64" office:value-type="currency" office:currency="USD" office:value="37.9" calcext:value-type="currency">
            <text:p>$37.90</text:p>
          </table:table-cell>
          <table:table-cell table:style-name="ce64" office:value-type="currency" office:currency="USD" office:value="51.99" calcext:value-type="currency">
            <text:p>$51.99</text:p>
          </table:table-cell>
          <table:table-cell table:style-name="ce64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SLN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4.99" calcext:value-type="currency">
            <text:p>$84.99</text:p>
          </table:table-cell>
          <table:table-cell table:style-name="ce64" office:value-type="currency" office:currency="USD" office:value="40.37" calcext:value-type="currency">
            <text:p>$40.37</text:p>
          </table:table-cell>
          <table:table-cell table:style-name="ce64" office:value-type="currency" office:currency="USD" office:value="54.99" calcext:value-type="currency">
            <text:p>$54.99</text:p>
          </table:table-cell>
          <table:table-cell table:style-name="ce64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SLN</text:p>
          </table:table-cell>
          <table:table-cell table:style-name="ce59" office:value-type="currency" office:currency="USD" office:value="61" calcext:value-type="currency">
            <text:p>$61.00</text:p>
          </table:table-cell>
          <table:table-cell table:style-name="ce64" office:value-type="currency" office:currency="USD" office:value="96.54" calcext:value-type="currency">
            <text:p>$96.54</text:p>
          </table:table-cell>
          <table:table-cell table:style-name="ce64" office:value-type="currency" office:currency="USD" office:value="45.86" calcext:value-type="currency">
            <text:p>$45.86</text:p>
          </table:table-cell>
          <table:table-cell table:style-name="ce64" office:value-type="currency" office:currency="USD" office:value="61.99" calcext:value-type="currency">
            <text:p>$61.99</text:p>
          </table:table-cell>
          <table:table-cell table:style-name="ce64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SLN</text:p>
          </table:table-cell>
          <table:table-cell table:style-name="ce59" office:value-type="currency" office:currency="USD" office:value="61" calcext:value-type="currency">
            <text:p>$61.00</text:p>
          </table:table-cell>
          <table:table-cell table:style-name="ce64" office:value-type="currency" office:currency="USD" office:value="96.64" calcext:value-type="currency">
            <text:p>$96.64</text:p>
          </table:table-cell>
          <table:table-cell table:style-name="ce64" office:value-type="currency" office:currency="USD" office:value="45.9" calcext:value-type="currency">
            <text:p>$45.90</text:p>
          </table:table-cell>
          <table:table-cell table:style-name="ce64" office:value-type="currency" office:currency="USD" office:value="61.99" calcext:value-type="currency">
            <text:p>$61.99</text:p>
          </table:table-cell>
          <table:table-cell table:style-name="ce64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SLN</text:p>
          </table:table-cell>
          <table:table-cell table:style-name="ce59" office:value-type="currency" office:currency="USD" office:value="66" calcext:value-type="currency">
            <text:p>$66.00</text:p>
          </table:table-cell>
          <table:table-cell table:style-name="ce64" office:value-type="currency" office:currency="USD" office:value="103.77" calcext:value-type="currency">
            <text:p>$103.77</text:p>
          </table:table-cell>
          <table:table-cell table:style-name="ce64" office:value-type="currency" office:currency="USD" office:value="49.29" calcext:value-type="currency">
            <text:p>$49.29</text:p>
          </table:table-cell>
          <table:table-cell table:style-name="ce64" office:value-type="currency" office:currency="USD" office:value="66.99" calcext:value-type="currency">
            <text:p>$66.99</text:p>
          </table:table-cell>
          <table:table-cell table:style-name="ce64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SLN</text:p>
          </table:table-cell>
          <table:table-cell table:style-name="ce59" office:value-type="currency" office:currency="USD" office:value="77" calcext:value-type="currency">
            <text:p>$77.00</text:p>
          </table:table-cell>
          <table:table-cell table:style-name="ce64" office:value-type="currency" office:currency="USD" office:value="121.09" calcext:value-type="currency">
            <text:p>$121.09</text:p>
          </table:table-cell>
          <table:table-cell table:style-name="ce64" office:value-type="currency" office:currency="USD" office:value="57.52" calcext:value-type="currency">
            <text:p>$57.52</text:p>
          </table:table-cell>
          <table:table-cell table:style-name="ce64" office:value-type="currency" office:currency="USD" office:value="77.99" calcext:value-type="currency">
            <text:p>$77.99</text:p>
          </table:table-cell>
          <table:table-cell table:style-name="ce64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4-X-SLN</text:p>
          </table:table-cell>
          <table:table-cell table:style-name="ce59" office:value-type="currency" office:currency="USD" office:value="105" calcext:value-type="currency">
            <text:p>$105.00</text:p>
          </table:table-cell>
          <table:table-cell table:style-name="ce64" office:value-type="currency" office:currency="USD" office:value="166.55" calcext:value-type="currency">
            <text:p>$166.55</text:p>
          </table:table-cell>
          <table:table-cell table:style-name="ce64" office:value-type="currency" office:currency="USD" office:value="79.11" calcext:value-type="currency">
            <text:p>$79.11</text:p>
          </table:table-cell>
          <table:table-cell table:style-name="ce64" office:value-type="currency" office:currency="USD" office:value="106.99" calcext:value-type="currency">
            <text:p>$106.99</text:p>
          </table:table-cell>
          <table:table-cell table:style-name="ce64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Bulk Poly Truck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49" office:value-type="string" calcext:value-type="string">
            <text:p>R48-X-BP-6UNN</text:p>
          </table:table-cell>
          <table:table-cell table:style-name="ce59" office:value-type="currency" office:currency="USD" office:value="585" calcext:value-type="currency">
            <text:p>$585.00</text:p>
          </table:table-cell>
          <table:table-cell table:style-name="ce64" office:value-type="currency" office:currency="USD" office:value="984.52" calcext:value-type="currency">
            <text:p>$984.52</text:p>
          </table:table-cell>
          <table:table-cell table:style-name="ce64" office:value-type="currency" office:currency="USD" office:value="467.65" calcext:value-type="currency">
            <text:p>$467.65</text:p>
          </table:table-cell>
          <table:table-cell table:style-name="ce64" office:value-type="currency" office:currency="USD" office:value="587.5" calcext:value-type="currency">
            <text:p>$587.50</text:p>
          </table:table-cell>
          <table:table-cell table:style-name="ce64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68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Bulk Wire Truck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48-X-BWE-4UNN</text:p>
          </table:table-cell>
          <table:table-cell table:style-name="ce59" office:value-type="currency" office:currency="USD" office:value="455" calcext:value-type="currency">
            <text:p>$455.00</text:p>
          </table:table-cell>
          <table:table-cell table:style-name="ce64" office:value-type="currency" office:currency="USD" office:value="684.75" calcext:value-type="currency">
            <text:p>$684.75</text:p>
          </table:table-cell>
          <table:table-cell table:style-name="ce64" office:value-type="currency" office:currency="USD" office:value="325.26" calcext:value-type="currency">
            <text:p>$325.26</text:p>
          </table:table-cell>
          <table:table-cell table:style-name="ce64" office:value-type="currency" office:currency="USD" office:value="464.65" calcext:value-type="currency">
            <text:p>$464.65</text:p>
          </table:table-cell>
          <table:table-cell table:style-name="ce64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Bull Cart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Canvas Knock-Down Basket Trucks Wood Base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Compact Housekeeping Cart - 3 Shelf and 1 Bag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Deluxe Housekeeping Cart - 3 Shelf and 2 Bag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TNX-M3C-2DN</text:p>
          </table:table-cell>
          <table:table-cell table:style-name="ce59" office:value-type="currency" office:currency="USD" office:value="715" calcext:value-type="currency">
            <text:p>$715.00</text:p>
          </table:table-cell>
          <table:table-cell table:style-name="ce64" office:value-type="currency" office:currency="USD" office:value="1192.12" calcext:value-type="currency">
            <text:p>$1,192.12</text:p>
          </table:table-cell>
          <table:table-cell table:style-name="ce64" office:value-type="currency" office:currency="USD" office:value="566.26" calcext:value-type="currency">
            <text:p>$566.26</text:p>
          </table:table-cell>
          <table:table-cell table:style-name="ce64" office:value-type="currency" office:currency="USD" office:value="719" calcext:value-type="currency">
            <text:p>$719.00</text:p>
          </table:table-cell>
          <table:table-cell table:style-name="ce64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68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Elevated Basket Truck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15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49" office:value-type="string" calcext:value-type="string">
            <text:p>R04-X-EL-3UNN</text:p>
          </table:table-cell>
          <table:table-cell table:style-name="ce59" office:value-type="currency" office:currency="USD" office:value="110" calcext:value-type="currency">
            <text:p>$110.00</text:p>
          </table:table-cell>
          <table:table-cell table:style-name="ce64" office:value-type="currency" office:currency="USD" office:value="156.6" calcext:value-type="currency">
            <text:p>$156.60</text:p>
          </table:table-cell>
          <table:table-cell table:style-name="ce64" office:value-type="currency" office:currency="USD" office:value="74.39" calcext:value-type="currency">
            <text:p>$74.39</text:p>
          </table:table-cell>
          <table:table-cell table:style-name="ce64" office:value-type="currency" office:currency="USD" office:value="143.09" calcext:value-type="currency">
            <text:p>$143.09</text:p>
          </table:table-cell>
          <table:table-cell table:style-name="ce64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68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>
            <text:p>R06-X-EL-3UNN</text:p>
          </table:table-cell>
          <table:table-cell table:style-name="ce59" office:value-type="currency" office:currency="USD" office:value="120" calcext:value-type="currency">
            <text:p>$120.00</text:p>
          </table:table-cell>
          <table:table-cell table:style-name="ce64" office:value-type="currency" office:currency="USD" office:value="170.06" calcext:value-type="currency">
            <text:p>$170.06</text:p>
          </table:table-cell>
          <table:table-cell table:style-name="ce64" office:value-type="currency" office:currency="USD" office:value="80.78" calcext:value-type="currency">
            <text:p>$80.78</text:p>
          </table:table-cell>
          <table:table-cell table:style-name="ce64" office:value-type="currency" office:currency="USD" office:value="154.95" calcext:value-type="currency">
            <text:p>$154.95</text:p>
          </table:table-cell>
          <table:table-cell table:style-name="ce64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68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4-CCX-EL-3UNN</text:p>
          </table:table-cell>
          <table:table-cell table:style-name="ce59" office:value-type="currency" office:currency="USD" office:value="110" calcext:value-type="currency">
            <text:p>$110.00</text:p>
          </table:table-cell>
          <table:table-cell table:style-name="ce64" office:value-type="currency" office:currency="USD" office:value="164.85" calcext:value-type="currency">
            <text:p>$164.85</text:p>
          </table:table-cell>
          <table:table-cell table:style-name="ce64" office:value-type="currency" office:currency="USD" office:value="78.3" calcext:value-type="currency">
            <text:p>$78.30</text:p>
          </table:table-cell>
          <table:table-cell table:style-name="ce64" office:value-type="currency" office:currency="USD" office:value="143.09" calcext:value-type="currency">
            <text:p>$143.09</text:p>
          </table:table-cell>
          <table:table-cell table:style-name="ce64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68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6-CCX-EL-3UNN</text:p>
          </table:table-cell>
          <table:table-cell table:style-name="ce59" office:value-type="currency" office:currency="USD" office:value="120" calcext:value-type="currency">
            <text:p>$120.00</text:p>
          </table:table-cell>
          <table:table-cell table:style-name="ce64" office:value-type="currency" office:currency="USD" office:value="179.09" calcext:value-type="currency">
            <text:p>$179.09</text:p>
          </table:table-cell>
          <table:table-cell table:style-name="ce64" office:value-type="currency" office:currency="USD" office:value="85.07" calcext:value-type="currency">
            <text:p>$85.07</text:p>
          </table:table-cell>
          <table:table-cell table:style-name="ce64" office:value-type="currency" office:currency="USD" office:value="151.99" calcext:value-type="currency">
            <text:p>$151.99</text:p>
          </table:table-cell>
          <table:table-cell table:style-name="ce64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Extractor Truck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60-CCW-EXE-4UNN</text:p>
          </table:table-cell>
          <table:table-cell table:style-name="ce59" office:value-type="currency" office:currency="USD" office:value="379" calcext:value-type="currency">
            <text:p>$379.00</text:p>
          </table:table-cell>
          <table:table-cell table:style-name="ce64" office:value-type="currency" office:currency="USD" office:value="506.74" calcext:value-type="currency">
            <text:p>$506.74</text:p>
          </table:table-cell>
          <table:table-cell table:style-name="ce64" office:value-type="currency" office:currency="USD" office:value="240.7" calcext:value-type="currency">
            <text:p>$240.70</text:p>
          </table:table-cell>
          <table:table-cell table:style-name="ce64" office:value-type="currency" office:currency="USD" office:value="461.99" calcext:value-type="currency">
            <text:p>$461.99</text:p>
          </table:table-cell>
          <table:table-cell table:style-name="ce64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70-CCW-EXE-4UNN</text:p>
          </table:table-cell>
          <table:table-cell table:style-name="ce59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563.63" calcext:value-type="currency">
            <text:p>$563.63</text:p>
          </table:table-cell>
          <table:table-cell table:style-name="ce64" office:value-type="currency" office:currency="USD" office:value="267.72" calcext:value-type="currency">
            <text:p>$267.72</text:p>
          </table:table-cell>
          <table:table-cell table:style-name="ce64" office:value-type="currency" office:currency="USD" office:value="509.99" calcext:value-type="currency">
            <text:p>$509.99</text:p>
          </table:table-cell>
          <table:table-cell table:style-name="ce64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Flatwork Ironer Truck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44-W-FWA-4UNN</text:p>
          </table:table-cell>
          <table:table-cell table:style-name="ce59" office:value-type="currency" office:currency="USD" office:value="335" calcext:value-type="currency">
            <text:p>$335.00</text:p>
          </table:table-cell>
          <table:table-cell table:style-name="ce64" office:value-type="currency" office:currency="USD" office:value="497.96" calcext:value-type="currency">
            <text:p>$497.96</text:p>
          </table:table-cell>
          <table:table-cell table:style-name="ce64" office:value-type="currency" office:currency="USD" office:value="236.53" calcext:value-type="currency">
            <text:p>$236.53</text:p>
          </table:table-cell>
          <table:table-cell table:style-name="ce64" office:value-type="currency" office:currency="USD" office:value="337.9" calcext:value-type="currency">
            <text:p>$337.90</text:p>
          </table:table-cell>
          <table:table-cell table:style-name="ce64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0-W-FWA-4UNN</text:p>
          </table:table-cell>
          <table:table-cell table:style-name="ce59" office:value-type="currency" office:currency="USD" office:value="360" calcext:value-type="currency">
            <text:p>$360.00</text:p>
          </table:table-cell>
          <table:table-cell table:style-name="ce64" office:value-type="currency" office:currency="USD" office:value="537.63" calcext:value-type="currency">
            <text:p>$537.63</text:p>
          </table:table-cell>
          <table:table-cell table:style-name="ce64" office:value-type="currency" office:currency="USD" office:value="255.37" calcext:value-type="currency">
            <text:p>$255.37</text:p>
          </table:table-cell>
          <table:table-cell table:style-name="ce64" office:value-type="currency" office:currency="USD" office:value="364.82" calcext:value-type="currency">
            <text:p>$364.82</text:p>
          </table:table-cell>
          <table:table-cell table:style-name="ce64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6-W-FWA-4UNN</text:p>
          </table:table-cell>
          <table:table-cell table:style-name="ce59" office:value-type="currency" office:currency="USD" office:value="399" calcext:value-type="currency">
            <text:p>$399.00</text:p>
          </table:table-cell>
          <table:table-cell table:style-name="ce64" office:value-type="currency" office:currency="USD" office:value="591.76" calcext:value-type="currency">
            <text:p>$591.76</text:p>
          </table:table-cell>
          <table:table-cell table:style-name="ce64" office:value-type="currency" office:currency="USD" office:value="281.09" calcext:value-type="currency">
            <text:p>$281.09</text:p>
          </table:table-cell>
          <table:table-cell table:style-name="ce64" office:value-type="currency" office:currency="USD" office:value="401.55" calcext:value-type="currency">
            <text:p>$401.55</text:p>
          </table:table-cell>
          <table:table-cell table:style-name="ce64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Hamper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0-X-EBN</text:p>
          </table:table-cell>
          <table:table-cell table:style-name="ce59" office:value-type="currency" office:currency="USD" office:value="66" calcext:value-type="currency">
            <text:p>$66.00</text:p>
          </table:table-cell>
          <table:table-cell table:style-name="ce64" office:value-type="currency" office:currency="USD" office:value="40.25" calcext:value-type="currency">
            <text:p>$40.25</text:p>
          </table:table-cell>
          <table:table-cell table:style-name="ce64" office:value-type="currency" office:currency="USD" office:value="19.12" calcext:value-type="currency">
            <text:p>$19.12</text:p>
          </table:table-cell>
          <table:table-cell table:style-name="ce64" office:value-type="currency" office:currency="USD" office:value="56.99" calcext:value-type="currency">
            <text:p>$56.99</text:p>
          </table:table-cell>
          <table:table-cell table:style-name="ce64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0-X-HBN</text:p>
          </table:table-cell>
          <table:table-cell table:style-name="ce59" office:value-type="currency" office:currency="USD" office:value="20.5" calcext:value-type="currency">
            <text:p>$20.50</text:p>
          </table:table-cell>
          <table:table-cell table:style-name="ce64" office:value-type="currency" office:currency="USD" office:value="40.25" calcext:value-type="currency">
            <text:p>$40.25</text:p>
          </table:table-cell>
          <table:table-cell table:style-name="ce64" office:value-type="currency" office:currency="USD" office:value="19.12" calcext:value-type="currency">
            <text:p>$19.12</text:p>
          </table:table-cell>
          <table:table-cell table:style-name="ce64" office:value-type="currency" office:currency="USD" office:value="25.99" calcext:value-type="currency">
            <text:p>$25.99</text:p>
          </table:table-cell>
          <table:table-cell table:style-name="ce64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0-WHX-HSN</text:p>
          </table:table-cell>
          <table:table-cell table:style-name="ce59" office:value-type="currency" office:currency="USD" office:value="23.9" calcext:value-type="currency">
            <text:p>$23.90</text:p>
          </table:table-cell>
          <table:table-cell table:style-name="ce64" office:value-type="currency" office:currency="USD" office:value="36.75" calcext:value-type="currency">
            <text:p>$36.75</text:p>
          </table:table-cell>
          <table:table-cell table:style-name="ce64" office:value-type="currency" office:currency="USD" office:value="17.46" calcext:value-type="currency">
            <text:p>$17.46</text:p>
          </table:table-cell>
          <table:table-cell table:style-name="ce64" office:value-type="currency" office:currency="USD" office:value="25.99" calcext:value-type="currency">
            <text:p>$25.99</text:p>
          </table:table-cell>
          <table:table-cell table:style-name="ce64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Heavy Duty Basket Trucks - Canva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Heavy Duty Basket Trucks - Vinyl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Knock-Down Basket Trucks - Vinyl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KD8</text:p>
          </table:table-cell>
          <table:table-cell table:style-name="ce59" office:value-type="currency" office:currency="USD" office:value="170" calcext:value-type="currency">
            <text:p>$170.00</text:p>
          </table:table-cell>
          <table:table-cell table:style-name="ce64" office:value-type="currency" office:currency="USD" office:value="251.8" calcext:value-type="currency">
            <text:p>$251.80</text:p>
          </table:table-cell>
          <table:table-cell table:style-name="ce64" office:value-type="currency" office:currency="USD" office:value="119.61" calcext:value-type="currency">
            <text:p>$119.61</text:p>
          </table:table-cell>
          <table:table-cell table:style-name="ce64" office:value-type="currency" office:currency="USD" office:value="196.13" calcext:value-type="currency">
            <text:p>$196.13</text:p>
          </table:table-cell>
          <table:table-cell table:style-name="ce64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KD10</text:p>
          </table:table-cell>
          <table:table-cell table:style-name="ce59" office:value-type="currency" office:currency="USD" office:value="180" calcext:value-type="currency">
            <text:p>$180.00</text:p>
          </table:table-cell>
          <table:table-cell table:style-name="ce64" office:value-type="currency" office:currency="USD" office:value="269.51" calcext:value-type="currency">
            <text:p>$269.51</text:p>
          </table:table-cell>
          <table:table-cell table:style-name="ce64" office:value-type="currency" office:currency="USD" office:value="128.02" calcext:value-type="currency">
            <text:p>$128.02</text:p>
          </table:table-cell>
          <table:table-cell table:style-name="ce64" office:value-type="currency" office:currency="USD" office:value="216.34" calcext:value-type="currency">
            <text:p>$216.34</text:p>
          </table:table-cell>
          <table:table-cell table:style-name="ce64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KD12</text:p>
          </table:table-cell>
          <table:table-cell table:style-name="ce59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288.67" calcext:value-type="currency">
            <text:p>$288.67</text:p>
          </table:table-cell>
          <table:table-cell table:style-name="ce64" office:value-type="currency" office:currency="USD" office:value="137.12" calcext:value-type="currency">
            <text:p>$137.12</text:p>
          </table:table-cell>
          <table:table-cell table:style-name="ce64" office:value-type="currency" office:currency="USD" office:value="219.26" calcext:value-type="currency">
            <text:p>$219.26</text:p>
          </table:table-cell>
          <table:table-cell table:style-name="ce64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Linen Cart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1-X-LCA-4UNN</text:p>
          </table:table-cell>
          <table:table-cell table:style-name="ce59" office:value-type="currency" office:currency="USD" office:value="290" calcext:value-type="currency">
            <text:p>$290.00</text:p>
          </table:table-cell>
          <table:table-cell table:style-name="ce64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199.5" calcext:value-type="currency">
            <text:p>$199.50</text:p>
          </table:table-cell>
          <table:table-cell table:style-name="ce64" office:value-type="currency" office:currency="USD" office:value="367.99" calcext:value-type="currency">
            <text:p>$367.99</text:p>
          </table:table-cell>
          <table:table-cell table:style-name="ce64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68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52" office:value-type="string" calcext:value-type="string">
            <text:p>sustainablesupply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Mail Truck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23-BLX-MTC-4UNN</text:p>
          </table:table-cell>
          <table:table-cell table:style-name="ce59" office:value-type="currency" office:currency="USD" office:value="365" calcext:value-type="currency">
            <text:p>$365.00</text:p>
          </table:table-cell>
          <table:table-cell table:style-name="ce64" office:value-type="currency" office:currency="USD" office:value="590.76" calcext:value-type="currency">
            <text:p>$590.76</text:p>
          </table:table-cell>
          <table:table-cell table:style-name="ce64" office:value-type="currency" office:currency="USD" office:value="280.61" calcext:value-type="currency">
            <text:p>$280.61</text:p>
          </table:table-cell>
          <table:table-cell table:style-name="ce64" office:value-type="currency" office:currency="USD" office:value="411" calcext:value-type="currency">
            <text:p>$411.00</text:p>
          </table:table-cell>
          <table:table-cell table:style-name="ce64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68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4-CCW-PWA-3UNT</text:p>
          </table:table-cell>
          <table:table-cell table:style-name="ce59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12.87" calcext:value-type="currency">
            <text:p>$212.87</text:p>
          </table:table-cell>
          <table:table-cell table:style-name="ce64" office:value-type="currency" office:currency="USD" office:value="101.11" calcext:value-type="currency">
            <text:p>$101.11</text:p>
          </table:table-cell>
          <table:table-cell table:style-name="ce64" office:value-type="currency" office:currency="USD" office:value="144.45" calcext:value-type="currency">
            <text:p>$144.45</text:p>
          </table:table-cell>
          <table:table-cell table:style-name="ce64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6-CCW-PWA-3UNT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2.11" calcext:value-type="currency">
            <text:p>$272.11</text:p>
          </table:table-cell>
          <table:table-cell table:style-name="ce64" office:value-type="currency" office:currency="USD" office:value="129.25" calcext:value-type="currency">
            <text:p>$129.25</text:p>
          </table:table-cell>
          <table:table-cell table:style-name="ce64" office:value-type="currency" office:currency="USD" office:value="184.65" calcext:value-type="currency">
            <text:p>$184.65</text:p>
          </table:table-cell>
          <table:table-cell table:style-name="ce64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8-CCW-PWA-3UNT</text:p>
          </table:table-cell>
          <table:table-cell table:style-name="ce59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45.73" calcext:value-type="currency">
            <text:p>$145.73</text:p>
          </table:table-cell>
          <table:table-cell table:style-name="ce64" office:value-type="currency" office:currency="USD" office:value="208.18" calcext:value-type="currency">
            <text:p>$208.18</text:p>
          </table:table-cell>
          <table:table-cell table:style-name="ce64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0-CCW-PWA-3UNT</text:p>
          </table:table-cell>
          <table:table-cell table:style-name="ce59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328.8" calcext:value-type="currency">
            <text:p>$328.80</text:p>
          </table:table-cell>
          <table:table-cell table:style-name="ce64" office:value-type="currency" office:currency="USD" office:value="156.18" calcext:value-type="currency">
            <text:p>$156.18</text:p>
          </table:table-cell>
          <table:table-cell table:style-name="ce64" office:value-type="currency" office:currency="USD" office:value="223.11" calcext:value-type="currency">
            <text:p>$223.11</text:p>
          </table:table-cell>
          <table:table-cell table:style-name="ce64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2-CCW-PWA-3UNT</text:p>
          </table:table-cell>
          <table:table-cell table:style-name="ce59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350.57" calcext:value-type="currency">
            <text:p>$350.57</text:p>
          </table:table-cell>
          <table:table-cell table:style-name="ce64" office:value-type="currency" office:currency="USD" office:value="166.52" calcext:value-type="currency">
            <text:p>$166.52</text:p>
          </table:table-cell>
          <table:table-cell table:style-name="ce64" office:value-type="currency" office:currency="USD" office:value="237.89" calcext:value-type="currency">
            <text:p>$237.89</text:p>
          </table:table-cell>
          <table:table-cell table:style-name="ce64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4-CCW-PWA-3UNT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25.42" calcext:value-type="currency">
            <text:p>$425.42</text:p>
          </table:table-cell>
          <table:table-cell table:style-name="ce64" office:value-type="currency" office:currency="USD" office:value="202.07" calcext:value-type="currency">
            <text:p>$202.07</text:p>
          </table:table-cell>
          <table:table-cell table:style-name="ce64" office:value-type="currency" office:currency="USD" office:value="288.68" calcext:value-type="currency">
            <text:p>$288.68</text:p>
          </table:table-cell>
          <table:table-cell table:style-name="ce64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6-CCW-PWA-3UNT</text:p>
          </table:table-cell>
          <table:table-cell table:style-name="ce59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44.97" calcext:value-type="currency">
            <text:p>$444.97</text:p>
          </table:table-cell>
          <table:table-cell table:style-name="ce64" office:value-type="currency" office:currency="USD" office:value="211.36" calcext:value-type="currency">
            <text:p>$211.36</text:p>
          </table:table-cell>
          <table:table-cell table:style-name="ce64" office:value-type="currency" office:currency="USD" office:value="301.94" calcext:value-type="currency">
            <text:p>$301.94</text:p>
          </table:table-cell>
          <table:table-cell table:style-name="ce64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8-CCW-PWA-3UNT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71.33" calcext:value-type="currency">
            <text:p>$471.33</text:p>
          </table:table-cell>
          <table:table-cell table:style-name="ce64" office:value-type="currency" office:currency="USD" office:value="223.88" calcext:value-type="currency">
            <text:p>$223.88</text:p>
          </table:table-cell>
          <table:table-cell table:style-name="ce64" office:value-type="currency" office:currency="USD" office:value="319.83" calcext:value-type="currency">
            <text:p>$319.83</text:p>
          </table:table-cell>
          <table:table-cell table:style-name="ce64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20-CCW-PWA-3UNT</text:p>
          </table:table-cell>
          <table:table-cell table:style-name="ce59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497.75" calcext:value-type="currency">
            <text:p>$497.75</text:p>
          </table:table-cell>
          <table:table-cell table:style-name="ce64" office:value-type="currency" office:currency="USD" office:value="236.43" calcext:value-type="currency">
            <text:p>$236.43</text:p>
          </table:table-cell>
          <table:table-cell table:style-name="ce64" office:value-type="currency" office:currency="USD" office:value="337.76" calcext:value-type="currency">
            <text:p>$337.76</text:p>
          </table:table-cell>
          <table:table-cell table:style-name="ce64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4-CCW-PWC-3UNT</text:p>
          </table:table-cell>
          <table:table-cell table:style-name="ce59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12.87" calcext:value-type="currency">
            <text:p>$212.87</text:p>
          </table:table-cell>
          <table:table-cell table:style-name="ce64" office:value-type="currency" office:currency="USD" office:value="101.11" calcext:value-type="currency">
            <text:p>$101.11</text:p>
          </table:table-cell>
          <table:table-cell table:style-name="ce64" office:value-type="currency" office:currency="USD" office:value="144.45" calcext:value-type="currency">
            <text:p>$144.45</text:p>
          </table:table-cell>
          <table:table-cell table:style-name="ce64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4-CCW-PWD-3UNT</text:p>
          </table:table-cell>
          <table:table-cell table:style-name="ce59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12.87" calcext:value-type="currency">
            <text:p>$212.87</text:p>
          </table:table-cell>
          <table:table-cell table:style-name="ce64" office:value-type="currency" office:currency="USD" office:value="101.11" calcext:value-type="currency">
            <text:p>$101.11</text:p>
          </table:table-cell>
          <table:table-cell table:style-name="ce64" office:value-type="currency" office:currency="USD" office:value="144.45" calcext:value-type="currency">
            <text:p>$144.45</text:p>
          </table:table-cell>
          <table:table-cell table:style-name="ce64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4-CCW-PWE-3UNT</text:p>
          </table:table-cell>
          <table:table-cell table:style-name="ce59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12.87" calcext:value-type="currency">
            <text:p>$212.87</text:p>
          </table:table-cell>
          <table:table-cell table:style-name="ce64" office:value-type="currency" office:currency="USD" office:value="101.11" calcext:value-type="currency">
            <text:p>$101.11</text:p>
          </table:table-cell>
          <table:table-cell table:style-name="ce64" office:value-type="currency" office:currency="USD" office:value="144.45" calcext:value-type="currency">
            <text:p>$144.45</text:p>
          </table:table-cell>
          <table:table-cell table:style-name="ce64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4-CCW-PWN-3UNT</text:p>
          </table:table-cell>
          <table:table-cell table:style-name="ce59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212.87" calcext:value-type="currency">
            <text:p>$212.87</text:p>
          </table:table-cell>
          <table:table-cell table:style-name="ce64" office:value-type="currency" office:currency="USD" office:value="101.11" calcext:value-type="currency">
            <text:p>$101.11</text:p>
          </table:table-cell>
          <table:table-cell table:style-name="ce64" office:value-type="currency" office:currency="USD" office:value="144.45" calcext:value-type="currency">
            <text:p>$144.45</text:p>
          </table:table-cell>
          <table:table-cell table:style-name="ce64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6-CCW-PWC-3UNT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2.11" calcext:value-type="currency">
            <text:p>$272.11</text:p>
          </table:table-cell>
          <table:table-cell table:style-name="ce64" office:value-type="currency" office:currency="USD" office:value="129.25" calcext:value-type="currency">
            <text:p>$129.25</text:p>
          </table:table-cell>
          <table:table-cell table:style-name="ce64" office:value-type="currency" office:currency="USD" office:value="184.65" calcext:value-type="currency">
            <text:p>$184.65</text:p>
          </table:table-cell>
          <table:table-cell table:style-name="ce64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6-CCW-PWD-3UNT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2.11" calcext:value-type="currency">
            <text:p>$272.11</text:p>
          </table:table-cell>
          <table:table-cell table:style-name="ce64" office:value-type="currency" office:currency="USD" office:value="129.25" calcext:value-type="currency">
            <text:p>$129.25</text:p>
          </table:table-cell>
          <table:table-cell table:style-name="ce64" office:value-type="currency" office:currency="USD" office:value="184.65" calcext:value-type="currency">
            <text:p>$184.65</text:p>
          </table:table-cell>
          <table:table-cell table:style-name="ce64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6-CCW-PWE-3UNT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2.11" calcext:value-type="currency">
            <text:p>$272.11</text:p>
          </table:table-cell>
          <table:table-cell table:style-name="ce64" office:value-type="currency" office:currency="USD" office:value="129.25" calcext:value-type="currency">
            <text:p>$129.25</text:p>
          </table:table-cell>
          <table:table-cell table:style-name="ce64" office:value-type="currency" office:currency="USD" office:value="184.65" calcext:value-type="currency">
            <text:p>$184.65</text:p>
          </table:table-cell>
          <table:table-cell table:style-name="ce64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6-CCW-PWN-3UNT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2.11" calcext:value-type="currency">
            <text:p>$272.11</text:p>
          </table:table-cell>
          <table:table-cell table:style-name="ce64" office:value-type="currency" office:currency="USD" office:value="129.25" calcext:value-type="currency">
            <text:p>$129.25</text:p>
          </table:table-cell>
          <table:table-cell table:style-name="ce64" office:value-type="currency" office:currency="USD" office:value="184.65" calcext:value-type="currency">
            <text:p>$184.65</text:p>
          </table:table-cell>
          <table:table-cell table:style-name="ce64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8-CCW-PWC-3UNT</text:p>
          </table:table-cell>
          <table:table-cell table:style-name="ce59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45.73" calcext:value-type="currency">
            <text:p>$145.73</text:p>
          </table:table-cell>
          <table:table-cell table:style-name="ce64" office:value-type="currency" office:currency="USD" office:value="208.18" calcext:value-type="currency">
            <text:p>$208.18</text:p>
          </table:table-cell>
          <table:table-cell table:style-name="ce64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8-CCW-PWD-3UNT</text:p>
          </table:table-cell>
          <table:table-cell table:style-name="ce59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45.73" calcext:value-type="currency">
            <text:p>$145.73</text:p>
          </table:table-cell>
          <table:table-cell table:style-name="ce64" office:value-type="currency" office:currency="USD" office:value="208.18" calcext:value-type="currency">
            <text:p>$208.18</text:p>
          </table:table-cell>
          <table:table-cell table:style-name="ce64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8-CCW-PWE-3UNT</text:p>
          </table:table-cell>
          <table:table-cell table:style-name="ce59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45.73" calcext:value-type="currency">
            <text:p>$145.73</text:p>
          </table:table-cell>
          <table:table-cell table:style-name="ce64" office:value-type="currency" office:currency="USD" office:value="208.18" calcext:value-type="currency">
            <text:p>$208.18</text:p>
          </table:table-cell>
          <table:table-cell table:style-name="ce64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08-CCW-PWN-3UNT</text:p>
          </table:table-cell>
          <table:table-cell table:style-name="ce59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45.73" calcext:value-type="currency">
            <text:p>$145.73</text:p>
          </table:table-cell>
          <table:table-cell table:style-name="ce64" office:value-type="currency" office:currency="USD" office:value="208.18" calcext:value-type="currency">
            <text:p>$208.18</text:p>
          </table:table-cell>
          <table:table-cell table:style-name="ce64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0-CCW-PWC-3UNT</text:p>
          </table:table-cell>
          <table:table-cell table:style-name="ce59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328.8" calcext:value-type="currency">
            <text:p>$328.80</text:p>
          </table:table-cell>
          <table:table-cell table:style-name="ce64" office:value-type="currency" office:currency="USD" office:value="156.18" calcext:value-type="currency">
            <text:p>$156.18</text:p>
          </table:table-cell>
          <table:table-cell table:style-name="ce64" office:value-type="currency" office:currency="USD" office:value="223.11" calcext:value-type="currency">
            <text:p>$223.11</text:p>
          </table:table-cell>
          <table:table-cell table:style-name="ce64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0-CCW-PWD-3UNT</text:p>
          </table:table-cell>
          <table:table-cell table:style-name="ce59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328.8" calcext:value-type="currency">
            <text:p>$328.80</text:p>
          </table:table-cell>
          <table:table-cell table:style-name="ce64" office:value-type="currency" office:currency="USD" office:value="156.18" calcext:value-type="currency">
            <text:p>$156.18</text:p>
          </table:table-cell>
          <table:table-cell table:style-name="ce64" office:value-type="currency" office:currency="USD" office:value="223.11" calcext:value-type="currency">
            <text:p>$223.11</text:p>
          </table:table-cell>
          <table:table-cell table:style-name="ce64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0-CCW-PWE-3UNT</text:p>
          </table:table-cell>
          <table:table-cell table:style-name="ce59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328.8" calcext:value-type="currency">
            <text:p>$328.80</text:p>
          </table:table-cell>
          <table:table-cell table:style-name="ce64" office:value-type="currency" office:currency="USD" office:value="156.18" calcext:value-type="currency">
            <text:p>$156.18</text:p>
          </table:table-cell>
          <table:table-cell table:style-name="ce64" office:value-type="currency" office:currency="USD" office:value="223.11" calcext:value-type="currency">
            <text:p>$223.11</text:p>
          </table:table-cell>
          <table:table-cell table:style-name="ce64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0-CCW-PWN-3UNT</text:p>
          </table:table-cell>
          <table:table-cell table:style-name="ce59" office:value-type="currency" office:currency="USD" office:value="212" calcext:value-type="currency">
            <text:p>$212.00</text:p>
          </table:table-cell>
          <table:table-cell table:style-name="ce64" office:value-type="currency" office:currency="USD" office:value="328.8" calcext:value-type="currency">
            <text:p>$328.80</text:p>
          </table:table-cell>
          <table:table-cell table:style-name="ce64" office:value-type="currency" office:currency="USD" office:value="156.18" calcext:value-type="currency">
            <text:p>$156.18</text:p>
          </table:table-cell>
          <table:table-cell table:style-name="ce64" office:value-type="currency" office:currency="USD" office:value="223.11" calcext:value-type="currency">
            <text:p>$223.11</text:p>
          </table:table-cell>
          <table:table-cell table:style-name="ce64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2-CCW-PWC-3UNT</text:p>
          </table:table-cell>
          <table:table-cell table:style-name="ce59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350.57" calcext:value-type="currency">
            <text:p>$350.57</text:p>
          </table:table-cell>
          <table:table-cell table:style-name="ce64" office:value-type="currency" office:currency="USD" office:value="166.52" calcext:value-type="currency">
            <text:p>$166.52</text:p>
          </table:table-cell>
          <table:table-cell table:style-name="ce64" office:value-type="currency" office:currency="USD" office:value="237.89" calcext:value-type="currency">
            <text:p>$237.89</text:p>
          </table:table-cell>
          <table:table-cell table:style-name="ce64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2-CCW-PWD-3UNT</text:p>
          </table:table-cell>
          <table:table-cell table:style-name="ce59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350.57" calcext:value-type="currency">
            <text:p>$350.57</text:p>
          </table:table-cell>
          <table:table-cell table:style-name="ce64" office:value-type="currency" office:currency="USD" office:value="166.52" calcext:value-type="currency">
            <text:p>$166.52</text:p>
          </table:table-cell>
          <table:table-cell table:style-name="ce64" office:value-type="currency" office:currency="USD" office:value="237.89" calcext:value-type="currency">
            <text:p>$237.89</text:p>
          </table:table-cell>
          <table:table-cell table:style-name="ce64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2-CCW-PWE-3UNT</text:p>
          </table:table-cell>
          <table:table-cell table:style-name="ce59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350.57" calcext:value-type="currency">
            <text:p>$350.57</text:p>
          </table:table-cell>
          <table:table-cell table:style-name="ce64" office:value-type="currency" office:currency="USD" office:value="166.52" calcext:value-type="currency">
            <text:p>$166.52</text:p>
          </table:table-cell>
          <table:table-cell table:style-name="ce64" office:value-type="currency" office:currency="USD" office:value="237.89" calcext:value-type="currency">
            <text:p>$237.89</text:p>
          </table:table-cell>
          <table:table-cell table:style-name="ce64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2-CCW-PWN-3UNT</text:p>
          </table:table-cell>
          <table:table-cell table:style-name="ce59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350.57" calcext:value-type="currency">
            <text:p>$350.57</text:p>
          </table:table-cell>
          <table:table-cell table:style-name="ce64" office:value-type="currency" office:currency="USD" office:value="166.52" calcext:value-type="currency">
            <text:p>$166.52</text:p>
          </table:table-cell>
          <table:table-cell table:style-name="ce64" office:value-type="currency" office:currency="USD" office:value="237.89" calcext:value-type="currency">
            <text:p>$237.89</text:p>
          </table:table-cell>
          <table:table-cell table:style-name="ce64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4-CCW-PWC-3UNT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25.42" calcext:value-type="currency">
            <text:p>$425.42</text:p>
          </table:table-cell>
          <table:table-cell table:style-name="ce64" office:value-type="currency" office:currency="USD" office:value="202.07" calcext:value-type="currency">
            <text:p>$202.07</text:p>
          </table:table-cell>
          <table:table-cell table:style-name="ce64" office:value-type="currency" office:currency="USD" office:value="288.68" calcext:value-type="currency">
            <text:p>$288.68</text:p>
          </table:table-cell>
          <table:table-cell table:style-name="ce64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4-CCW-PWD-3UNT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25.42" calcext:value-type="currency">
            <text:p>$425.42</text:p>
          </table:table-cell>
          <table:table-cell table:style-name="ce64" office:value-type="currency" office:currency="USD" office:value="202.07" calcext:value-type="currency">
            <text:p>$202.07</text:p>
          </table:table-cell>
          <table:table-cell table:style-name="ce64" office:value-type="currency" office:currency="USD" office:value="288.68" calcext:value-type="currency">
            <text:p>$288.68</text:p>
          </table:table-cell>
          <table:table-cell table:style-name="ce64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4-CCW-PWE-3UNT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25.42" calcext:value-type="currency">
            <text:p>$425.42</text:p>
          </table:table-cell>
          <table:table-cell table:style-name="ce64" office:value-type="currency" office:currency="USD" office:value="202.07" calcext:value-type="currency">
            <text:p>$202.07</text:p>
          </table:table-cell>
          <table:table-cell table:style-name="ce64" office:value-type="currency" office:currency="USD" office:value="288.68" calcext:value-type="currency">
            <text:p>$288.68</text:p>
          </table:table-cell>
          <table:table-cell table:style-name="ce64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4-CCW-PWN-3UNT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25.42" calcext:value-type="currency">
            <text:p>$425.42</text:p>
          </table:table-cell>
          <table:table-cell table:style-name="ce64" office:value-type="currency" office:currency="USD" office:value="202.07" calcext:value-type="currency">
            <text:p>$202.07</text:p>
          </table:table-cell>
          <table:table-cell table:style-name="ce64" office:value-type="currency" office:currency="USD" office:value="288.68" calcext:value-type="currency">
            <text:p>$288.68</text:p>
          </table:table-cell>
          <table:table-cell table:style-name="ce64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6-CCW-PWC-3UNT</text:p>
          </table:table-cell>
          <table:table-cell table:style-name="ce59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44.97" calcext:value-type="currency">
            <text:p>$444.97</text:p>
          </table:table-cell>
          <table:table-cell table:style-name="ce64" office:value-type="currency" office:currency="USD" office:value="211.36" calcext:value-type="currency">
            <text:p>$211.36</text:p>
          </table:table-cell>
          <table:table-cell table:style-name="ce64" office:value-type="currency" office:currency="USD" office:value="301.94" calcext:value-type="currency">
            <text:p>$301.94</text:p>
          </table:table-cell>
          <table:table-cell table:style-name="ce64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6-CCW-PWD-3UNT</text:p>
          </table:table-cell>
          <table:table-cell table:style-name="ce59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44.97" calcext:value-type="currency">
            <text:p>$444.97</text:p>
          </table:table-cell>
          <table:table-cell table:style-name="ce64" office:value-type="currency" office:currency="USD" office:value="211.36" calcext:value-type="currency">
            <text:p>$211.36</text:p>
          </table:table-cell>
          <table:table-cell table:style-name="ce64" office:value-type="currency" office:currency="USD" office:value="301.94" calcext:value-type="currency">
            <text:p>$301.94</text:p>
          </table:table-cell>
          <table:table-cell table:style-name="ce64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6-CCW-PWE-3UNT</text:p>
          </table:table-cell>
          <table:table-cell table:style-name="ce59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44.97" calcext:value-type="currency">
            <text:p>$444.97</text:p>
          </table:table-cell>
          <table:table-cell table:style-name="ce64" office:value-type="currency" office:currency="USD" office:value="211.36" calcext:value-type="currency">
            <text:p>$211.36</text:p>
          </table:table-cell>
          <table:table-cell table:style-name="ce64" office:value-type="currency" office:currency="USD" office:value="301.94" calcext:value-type="currency">
            <text:p>$301.94</text:p>
          </table:table-cell>
          <table:table-cell table:style-name="ce64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6-CCW-PWN-3UNT</text:p>
          </table:table-cell>
          <table:table-cell table:style-name="ce59" office:value-type="currency" office:currency="USD" office:value="289" calcext:value-type="currency">
            <text:p>$289.00</text:p>
          </table:table-cell>
          <table:table-cell table:style-name="ce64" office:value-type="currency" office:currency="USD" office:value="444.97" calcext:value-type="currency">
            <text:p>$444.97</text:p>
          </table:table-cell>
          <table:table-cell table:style-name="ce64" office:value-type="currency" office:currency="USD" office:value="211.36" calcext:value-type="currency">
            <text:p>$211.36</text:p>
          </table:table-cell>
          <table:table-cell table:style-name="ce64" office:value-type="currency" office:currency="USD" office:value="301.94" calcext:value-type="currency">
            <text:p>$301.94</text:p>
          </table:table-cell>
          <table:table-cell table:style-name="ce64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8-CCW-PWC-3UNT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71.33" calcext:value-type="currency">
            <text:p>$471.33</text:p>
          </table:table-cell>
          <table:table-cell table:style-name="ce64" office:value-type="currency" office:currency="USD" office:value="223.88" calcext:value-type="currency">
            <text:p>$223.88</text:p>
          </table:table-cell>
          <table:table-cell table:style-name="ce64" office:value-type="currency" office:currency="USD" office:value="319.83" calcext:value-type="currency">
            <text:p>$319.83</text:p>
          </table:table-cell>
          <table:table-cell table:style-name="ce64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8-CCW-PWD-3UNT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71.33" calcext:value-type="currency">
            <text:p>$471.33</text:p>
          </table:table-cell>
          <table:table-cell table:style-name="ce64" office:value-type="currency" office:currency="USD" office:value="223.88" calcext:value-type="currency">
            <text:p>$223.88</text:p>
          </table:table-cell>
          <table:table-cell table:style-name="ce64" office:value-type="currency" office:currency="USD" office:value="319.83" calcext:value-type="currency">
            <text:p>$319.83</text:p>
          </table:table-cell>
          <table:table-cell table:style-name="ce64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8-CCW-PWE-3UNT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71.33" calcext:value-type="currency">
            <text:p>$471.33</text:p>
          </table:table-cell>
          <table:table-cell table:style-name="ce64" office:value-type="currency" office:currency="USD" office:value="223.88" calcext:value-type="currency">
            <text:p>$223.88</text:p>
          </table:table-cell>
          <table:table-cell table:style-name="ce64" office:value-type="currency" office:currency="USD" office:value="319.83" calcext:value-type="currency">
            <text:p>$319.83</text:p>
          </table:table-cell>
          <table:table-cell table:style-name="ce64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18-CCW-PWN-3UNT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71.33" calcext:value-type="currency">
            <text:p>$471.33</text:p>
          </table:table-cell>
          <table:table-cell table:style-name="ce64" office:value-type="currency" office:currency="USD" office:value="223.88" calcext:value-type="currency">
            <text:p>$223.88</text:p>
          </table:table-cell>
          <table:table-cell table:style-name="ce64" office:value-type="currency" office:currency="USD" office:value="319.83" calcext:value-type="currency">
            <text:p>$319.83</text:p>
          </table:table-cell>
          <table:table-cell table:style-name="ce64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0-CCW-PWC-3UNT</text:p>
          </table:table-cell>
          <table:table-cell table:style-name="ce59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497.75" calcext:value-type="currency">
            <text:p>$497.75</text:p>
          </table:table-cell>
          <table:table-cell table:style-name="ce64" office:value-type="currency" office:currency="USD" office:value="236.43" calcext:value-type="currency">
            <text:p>$236.43</text:p>
          </table:table-cell>
          <table:table-cell table:style-name="ce64" office:value-type="currency" office:currency="USD" office:value="337.76" calcext:value-type="currency">
            <text:p>$337.76</text:p>
          </table:table-cell>
          <table:table-cell table:style-name="ce64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0-CCW-PWD-3UNT</text:p>
          </table:table-cell>
          <table:table-cell table:style-name="ce59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497.75" calcext:value-type="currency">
            <text:p>$497.75</text:p>
          </table:table-cell>
          <table:table-cell table:style-name="ce64" office:value-type="currency" office:currency="USD" office:value="236.43" calcext:value-type="currency">
            <text:p>$236.43</text:p>
          </table:table-cell>
          <table:table-cell table:style-name="ce64" office:value-type="currency" office:currency="USD" office:value="337.76" calcext:value-type="currency">
            <text:p>$337.76</text:p>
          </table:table-cell>
          <table:table-cell table:style-name="ce64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0-CCW-PWE-3UNT</text:p>
          </table:table-cell>
          <table:table-cell table:style-name="ce59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497.75" calcext:value-type="currency">
            <text:p>$497.75</text:p>
          </table:table-cell>
          <table:table-cell table:style-name="ce64" office:value-type="currency" office:currency="USD" office:value="236.43" calcext:value-type="currency">
            <text:p>$236.43</text:p>
          </table:table-cell>
          <table:table-cell table:style-name="ce64" office:value-type="currency" office:currency="USD" office:value="337.76" calcext:value-type="currency">
            <text:p>$337.76</text:p>
          </table:table-cell>
          <table:table-cell table:style-name="ce64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0-CCW-PWN-3UNT</text:p>
          </table:table-cell>
          <table:table-cell table:style-name="ce59" office:value-type="currency" office:currency="USD" office:value="325" calcext:value-type="currency">
            <text:p>$325.00</text:p>
          </table:table-cell>
          <table:table-cell table:style-name="ce64" office:value-type="currency" office:currency="USD" office:value="497.75" calcext:value-type="currency">
            <text:p>$497.75</text:p>
          </table:table-cell>
          <table:table-cell table:style-name="ce64" office:value-type="currency" office:currency="USD" office:value="236.43" calcext:value-type="currency">
            <text:p>$236.43</text:p>
          </table:table-cell>
          <table:table-cell table:style-name="ce64" office:value-type="currency" office:currency="USD" office:value="337.76" calcext:value-type="currency">
            <text:p>$337.76</text:p>
          </table:table-cell>
          <table:table-cell table:style-name="ce64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Poly Elevated Truck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6-X-EPA-3UNN</text:p>
          </table:table-cell>
          <table:table-cell table:style-name="ce59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77.54" calcext:value-type="currency">
            <text:p>$277.54</text:p>
          </table:table-cell>
          <table:table-cell table:style-name="ce64" office:value-type="currency" office:currency="USD" office:value="131.83" calcext:value-type="currency">
            <text:p>$131.83</text:p>
          </table:table-cell>
          <table:table-cell table:style-name="ce64" office:value-type="currency" office:currency="USD" office:value="195.45" calcext:value-type="currency">
            <text:p>$195.45</text:p>
          </table:table-cell>
          <table:table-cell table:style-name="ce64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68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Poly Truck Spring Lift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PSN</text:p>
          </table:table-cell>
          <table:table-cell table:style-name="ce59" office:value-type="currency" office:currency="USD" office:value="46" calcext:value-type="currency">
            <text:p>$46.00</text:p>
          </table:table-cell>
          <table:table-cell table:style-name="ce64" office:value-type="currency" office:currency="USD" office:value="72.48" calcext:value-type="currency">
            <text:p>$72.48</text:p>
          </table:table-cell>
          <table:table-cell table:style-name="ce64" office:value-type="currency" office:currency="USD" office:value="34.43" calcext:value-type="currency">
            <text:p>$34.43</text:p>
          </table:table-cell>
          <table:table-cell table:style-name="ce64" office:value-type="currency" office:currency="USD" office:value="46.99" calcext:value-type="currency">
            <text:p>$46.99</text:p>
          </table:table-cell>
          <table:table-cell table:style-name="ce64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PSN</text:p>
          </table:table-cell>
          <table:table-cell table:style-name="ce59" office:value-type="currency" office:currency="USD" office:value="47" calcext:value-type="currency">
            <text:p>$47.00</text:p>
          </table:table-cell>
          <table:table-cell table:style-name="ce64" office:value-type="currency" office:currency="USD" office:value="74.84" calcext:value-type="currency">
            <text:p>$74.84</text:p>
          </table:table-cell>
          <table:table-cell table:style-name="ce64" office:value-type="currency" office:currency="USD" office:value="35.55" calcext:value-type="currency">
            <text:p>$35.55</text:p>
          </table:table-cell>
          <table:table-cell table:style-name="ce64" office:value-type="currency" office:currency="USD" office:value="47.99" calcext:value-type="currency">
            <text:p>$47.99</text:p>
          </table:table-cell>
          <table:table-cell table:style-name="ce64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PSN</text:p>
          </table:table-cell>
          <table:table-cell table:style-name="ce59" office:value-type="currency" office:currency="USD" office:value="51" calcext:value-type="currency">
            <text:p>$51.00</text:p>
          </table:table-cell>
          <table:table-cell table:style-name="ce64" office:value-type="currency" office:currency="USD" office:value="79.78" calcext:value-type="currency">
            <text:p>$79.78</text:p>
          </table:table-cell>
          <table:table-cell table:style-name="ce64" office:value-type="currency" office:currency="USD" office:value="37.9" calcext:value-type="currency">
            <text:p>$37.90</text:p>
          </table:table-cell>
          <table:table-cell table:style-name="ce64" office:value-type="currency" office:currency="USD" office:value="51.99" calcext:value-type="currency">
            <text:p>$51.99</text:p>
          </table:table-cell>
          <table:table-cell table:style-name="ce64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PSN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4.99" calcext:value-type="currency">
            <text:p>$84.99</text:p>
          </table:table-cell>
          <table:table-cell table:style-name="ce64" office:value-type="currency" office:currency="USD" office:value="40.37" calcext:value-type="currency">
            <text:p>$40.37</text:p>
          </table:table-cell>
          <table:table-cell table:style-name="ce64" office:value-type="currency" office:currency="USD" office:value="54.99" calcext:value-type="currency">
            <text:p>$54.99</text:p>
          </table:table-cell>
          <table:table-cell table:style-name="ce64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PSN</text:p>
          </table:table-cell>
          <table:table-cell table:style-name="ce59" office:value-type="currency" office:currency="USD" office:value="61" calcext:value-type="currency">
            <text:p>$61.00</text:p>
          </table:table-cell>
          <table:table-cell table:style-name="ce64" office:value-type="currency" office:currency="USD" office:value="96.54" calcext:value-type="currency">
            <text:p>$96.54</text:p>
          </table:table-cell>
          <table:table-cell table:style-name="ce64" office:value-type="currency" office:currency="USD" office:value="45.86" calcext:value-type="currency">
            <text:p>$45.86</text:p>
          </table:table-cell>
          <table:table-cell table:style-name="ce64" office:value-type="currency" office:currency="USD" office:value="61.99" calcext:value-type="currency">
            <text:p>$61.99</text:p>
          </table:table-cell>
          <table:table-cell table:style-name="ce64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PSN</text:p>
          </table:table-cell>
          <table:table-cell table:style-name="ce59" office:value-type="currency" office:currency="USD" office:value="61" calcext:value-type="currency">
            <text:p>$61.00</text:p>
          </table:table-cell>
          <table:table-cell table:style-name="ce64" office:value-type="currency" office:currency="USD" office:value="96.64" calcext:value-type="currency">
            <text:p>$96.64</text:p>
          </table:table-cell>
          <table:table-cell table:style-name="ce64" office:value-type="currency" office:currency="USD" office:value="45.9" calcext:value-type="currency">
            <text:p>$45.90</text:p>
          </table:table-cell>
          <table:table-cell table:style-name="ce64" office:value-type="currency" office:currency="USD" office:value="61.99" calcext:value-type="currency">
            <text:p>$61.99</text:p>
          </table:table-cell>
          <table:table-cell table:style-name="ce64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PSN</text:p>
          </table:table-cell>
          <table:table-cell table:style-name="ce59" office:value-type="currency" office:currency="USD" office:value="66" calcext:value-type="currency">
            <text:p>$66.00</text:p>
          </table:table-cell>
          <table:table-cell table:style-name="ce64" office:value-type="currency" office:currency="USD" office:value="103.77" calcext:value-type="currency">
            <text:p>$103.77</text:p>
          </table:table-cell>
          <table:table-cell table:style-name="ce64" office:value-type="currency" office:currency="USD" office:value="49.29" calcext:value-type="currency">
            <text:p>$49.29</text:p>
          </table:table-cell>
          <table:table-cell table:style-name="ce64" office:value-type="currency" office:currency="USD" office:value="66.99" calcext:value-type="currency">
            <text:p>$66.99</text:p>
          </table:table-cell>
          <table:table-cell table:style-name="ce64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PSN</text:p>
          </table:table-cell>
          <table:table-cell table:style-name="ce59" office:value-type="currency" office:currency="USD" office:value="77" calcext:value-type="currency">
            <text:p>$77.00</text:p>
          </table:table-cell>
          <table:table-cell table:style-name="ce64" office:value-type="currency" office:currency="USD" office:value="121.09" calcext:value-type="currency">
            <text:p>$121.09</text:p>
          </table:table-cell>
          <table:table-cell table:style-name="ce64" office:value-type="currency" office:currency="USD" office:value="57.52" calcext:value-type="currency">
            <text:p>$57.52</text:p>
          </table:table-cell>
          <table:table-cell table:style-name="ce64" office:value-type="currency" office:currency="USD" office:value="77.99" calcext:value-type="currency">
            <text:p>$77.99</text:p>
          </table:table-cell>
          <table:table-cell table:style-name="ce64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Poly Truck with Galvanized Steel Base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PG-4UNN</text:p>
          </table:table-cell>
          <table:table-cell table:style-name="ce59" office:value-type="currency" office:currency="USD" office:value="206" calcext:value-type="currency">
            <text:p>$206.00</text:p>
          </table:table-cell>
          <table:table-cell table:style-name="ce64" office:value-type="currency" office:currency="USD" office:value="334.44" calcext:value-type="currency">
            <text:p>$334.44</text:p>
          </table:table-cell>
          <table:table-cell table:style-name="ce64" office:value-type="currency" office:currency="USD" office:value="158.86" calcext:value-type="currency">
            <text:p>$158.86</text:p>
          </table:table-cell>
          <table:table-cell table:style-name="ce64" office:value-type="currency" office:currency="USD" office:value="206.99" calcext:value-type="currency">
            <text:p>$206.99</text:p>
          </table:table-cell>
          <table:table-cell table:style-name="ce64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PG-4UNN</text:p>
          </table:table-cell>
          <table:table-cell table:style-name="ce59" office:value-type="currency" office:currency="USD" office:value="236" calcext:value-type="currency">
            <text:p>$236.00</text:p>
          </table:table-cell>
          <table:table-cell table:style-name="ce64" office:value-type="currency" office:currency="USD" office:value="383.85" calcext:value-type="currency">
            <text:p>$383.85</text:p>
          </table:table-cell>
          <table:table-cell table:style-name="ce64" office:value-type="currency" office:currency="USD" office:value="182.33" calcext:value-type="currency">
            <text:p>$182.33</text:p>
          </table:table-cell>
          <table:table-cell table:style-name="ce64" office:value-type="currency" office:currency="USD" office:value="236.99" calcext:value-type="currency">
            <text:p>$236.99</text:p>
          </table:table-cell>
          <table:table-cell table:style-name="ce64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PG-4UNN</text:p>
          </table:table-cell>
          <table:table-cell table:style-name="ce59" office:value-type="currency" office:currency="USD" office:value="263" calcext:value-type="currency">
            <text:p>$263.00</text:p>
          </table:table-cell>
          <table:table-cell table:style-name="ce64" office:value-type="currency" office:currency="USD" office:value="426.23" calcext:value-type="currency">
            <text:p>$426.23</text:p>
          </table:table-cell>
          <table:table-cell table:style-name="ce64" office:value-type="currency" office:currency="USD" office:value="202.46" calcext:value-type="currency">
            <text:p>$202.46</text:p>
          </table:table-cell>
          <table:table-cell table:style-name="ce64" office:value-type="currency" office:currency="USD" office:value="263.99" calcext:value-type="currency">
            <text:p>$263.99</text:p>
          </table:table-cell>
          <table:table-cell table:style-name="ce64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PG-4UNN</text:p>
          </table:table-cell>
          <table:table-cell table:style-name="ce59" office:value-type="currency" office:currency="USD" office:value="292" calcext:value-type="currency">
            <text:p>$292.00</text:p>
          </table:table-cell>
          <table:table-cell table:style-name="ce64" office:value-type="currency" office:currency="USD" office:value="473.46" calcext:value-type="currency">
            <text:p>$473.46</text:p>
          </table:table-cell>
          <table:table-cell table:style-name="ce64" office:value-type="currency" office:currency="USD" office:value="224.89" calcext:value-type="currency">
            <text:p>$224.89</text:p>
          </table:table-cell>
          <table:table-cell table:style-name="ce64" office:value-type="currency" office:currency="USD" office:value="292.99" calcext:value-type="currency">
            <text:p>$292.99</text:p>
          </table:table-cell>
          <table:table-cell table:style-name="ce64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PG-4UNN</text:p>
          </table:table-cell>
          <table:table-cell table:style-name="ce59" office:value-type="currency" office:currency="USD" office:value="298" calcext:value-type="currency">
            <text:p>$298.00</text:p>
          </table:table-cell>
          <table:table-cell table:style-name="ce64" office:value-type="currency" office:currency="USD" office:value="485.22" calcext:value-type="currency">
            <text:p>$485.22</text:p>
          </table:table-cell>
          <table:table-cell table:style-name="ce64" office:value-type="currency" office:currency="USD" office:value="230.48" calcext:value-type="currency">
            <text:p>$230.48</text:p>
          </table:table-cell>
          <table:table-cell table:style-name="ce64" office:value-type="currency" office:currency="USD" office:value="299.99" calcext:value-type="currency">
            <text:p>$299.99</text:p>
          </table:table-cell>
          <table:table-cell table:style-name="ce64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PG-4UNN</text:p>
          </table:table-cell>
          <table:table-cell table:style-name="ce59" office:value-type="currency" office:currency="USD" office:value="339" calcext:value-type="currency">
            <text:p>$339.00</text:p>
          </table:table-cell>
          <table:table-cell table:style-name="ce64" office:value-type="currency" office:currency="USD" office:value="551.11" calcext:value-type="currency">
            <text:p>$551.11</text:p>
          </table:table-cell>
          <table:table-cell table:style-name="ce64" office:value-type="currency" office:currency="USD" office:value="263.78" calcext:value-type="currency">
            <text:p>$263.78</text:p>
          </table:table-cell>
          <table:table-cell table:style-name="ce64" office:value-type="currency" office:currency="USD" office:value="340.99" calcext:value-type="currency">
            <text:p>$340.99</text:p>
          </table:table-cell>
          <table:table-cell table:style-name="ce64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PG-4UNN</text:p>
          </table:table-cell>
          <table:table-cell table:style-name="ce59" office:value-type="currency" office:currency="USD" office:value="347" calcext:value-type="currency">
            <text:p>$347.00</text:p>
          </table:table-cell>
          <table:table-cell table:style-name="ce64" office:value-type="currency" office:currency="USD" office:value="562.19" calcext:value-type="currency">
            <text:p>$562.19</text:p>
          </table:table-cell>
          <table:table-cell table:style-name="ce64" office:value-type="currency" office:currency="USD" office:value="267.04" calcext:value-type="currency">
            <text:p>$267.04</text:p>
          </table:table-cell>
          <table:table-cell table:style-name="ce64" office:value-type="currency" office:currency="USD" office:value="347.99" calcext:value-type="currency">
            <text:p>$347.99</text:p>
          </table:table-cell>
          <table:table-cell table:style-name="ce64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PG-4UNN</text:p>
          </table:table-cell>
          <table:table-cell table:style-name="ce59" office:value-type="currency" office:currency="USD" office:value="415" calcext:value-type="currency">
            <text:p>$415.00</text:p>
          </table:table-cell>
          <table:table-cell table:style-name="ce64" office:value-type="currency" office:currency="USD" office:value="673.63" calcext:value-type="currency">
            <text:p>$673.63</text:p>
          </table:table-cell>
          <table:table-cell table:style-name="ce64" office:value-type="currency" office:currency="USD" office:value="319.97" calcext:value-type="currency">
            <text:p>$319.97</text:p>
          </table:table-cell>
          <table:table-cell table:style-name="ce64" office:value-type="currency" office:currency="USD" office:value="415.99" calcext:value-type="currency">
            <text:p>$415.99</text:p>
          </table:table-cell>
          <table:table-cell table:style-name="ce64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3">
          <table:table-cell table:style-name="ce49" office:value-type="string" calcext:value-type="string">
            <text:p>Poly Truck with Wood Base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PT-4UNN</text:p>
          </table:table-cell>
          <table:table-cell table:style-name="ce59" office:value-type="currency" office:currency="USD" office:value="201" calcext:value-type="currency">
            <text:p>$201.00</text:p>
          </table:table-cell>
          <table:table-cell table:style-name="ce64" office:value-type="currency" office:currency="USD" office:value="304.03" calcext:value-type="currency">
            <text:p>$304.03</text:p>
          </table:table-cell>
          <table:table-cell table:style-name="ce64" office:value-type="currency" office:currency="USD" office:value="144.41" calcext:value-type="currency">
            <text:p>$144.41</text:p>
          </table:table-cell>
          <table:table-cell table:style-name="ce64" office:value-type="currency" office:currency="USD" office:value="206.31" calcext:value-type="currency">
            <text:p>$206.31</text:p>
          </table:table-cell>
          <table:table-cell table:style-name="ce64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PT-4UNN</text:p>
          </table:table-cell>
          <table:table-cell table:style-name="ce59" office:value-type="currency" office:currency="USD" office:value="231" calcext:value-type="currency">
            <text:p>$231.00</text:p>
          </table:table-cell>
          <table:table-cell table:style-name="ce64" office:value-type="currency" office:currency="USD" office:value="348.96" calcext:value-type="currency">
            <text:p>$348.96</text:p>
          </table:table-cell>
          <table:table-cell table:style-name="ce64" office:value-type="currency" office:currency="USD" office:value="165.76" calcext:value-type="currency">
            <text:p>$165.76</text:p>
          </table:table-cell>
          <table:table-cell table:style-name="ce64" office:value-type="currency" office:currency="USD" office:value="236.79" calcext:value-type="currency">
            <text:p>$236.79</text:p>
          </table:table-cell>
          <table:table-cell table:style-name="ce64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PT-4UNN</text:p>
          </table:table-cell>
          <table:table-cell table:style-name="ce59" office:value-type="currency" office:currency="USD" office:value="257" calcext:value-type="currency">
            <text:p>$257.00</text:p>
          </table:table-cell>
          <table:table-cell table:style-name="ce64" office:value-type="currency" office:currency="USD" office:value="387.49" calcext:value-type="currency">
            <text:p>$387.49</text:p>
          </table:table-cell>
          <table:table-cell table:style-name="ce64" office:value-type="currency" office:currency="USD" office:value="184.06" calcext:value-type="currency">
            <text:p>$184.06</text:p>
          </table:table-cell>
          <table:table-cell table:style-name="ce64" office:value-type="currency" office:currency="USD" office:value="262.94" calcext:value-type="currency">
            <text:p>$262.94</text:p>
          </table:table-cell>
          <table:table-cell table:style-name="ce64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PT-4UNN</text:p>
          </table:table-cell>
          <table:table-cell table:style-name="ce59" office:value-type="currency" office:currency="USD" office:value="286" calcext:value-type="currency">
            <text:p>$286.00</text:p>
          </table:table-cell>
          <table:table-cell table:style-name="ce64" office:value-type="currency" office:currency="USD" office:value="430.42" calcext:value-type="currency">
            <text:p>$430.42</text:p>
          </table:table-cell>
          <table:table-cell table:style-name="ce64" office:value-type="currency" office:currency="USD" office:value="204.45" calcext:value-type="currency">
            <text:p>$204.45</text:p>
          </table:table-cell>
          <table:table-cell table:style-name="ce64" office:value-type="currency" office:currency="USD" office:value="292.07" calcext:value-type="currency">
            <text:p>$292.07</text:p>
          </table:table-cell>
          <table:table-cell table:style-name="ce64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PT-4UNN</text:p>
          </table:table-cell>
          <table:table-cell table:style-name="ce59" office:value-type="currency" office:currency="USD" office:value="293" calcext:value-type="currency">
            <text:p>$293.00</text:p>
          </table:table-cell>
          <table:table-cell table:style-name="ce64" office:value-type="currency" office:currency="USD" office:value="441.12" calcext:value-type="currency">
            <text:p>$441.12</text:p>
          </table:table-cell>
          <table:table-cell table:style-name="ce64" office:value-type="currency" office:currency="USD" office:value="209.53" calcext:value-type="currency">
            <text:p>$209.53</text:p>
          </table:table-cell>
          <table:table-cell table:style-name="ce64" office:value-type="currency" office:currency="USD" office:value="299.33" calcext:value-type="currency">
            <text:p>$299.33</text:p>
          </table:table-cell>
          <table:table-cell table:style-name="ce64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PT-4UNN</text:p>
          </table:table-cell>
          <table:table-cell table:style-name="ce59" office:value-type="currency" office:currency="USD" office:value="333" calcext:value-type="currency">
            <text:p>$333.00</text:p>
          </table:table-cell>
          <table:table-cell table:style-name="ce64" office:value-type="currency" office:currency="USD" office:value="501.03" calcext:value-type="currency">
            <text:p>$501.03</text:p>
          </table:table-cell>
          <table:table-cell table:style-name="ce64" office:value-type="currency" office:currency="USD" office:value="237.99" calcext:value-type="currency">
            <text:p>$237.99</text:p>
          </table:table-cell>
          <table:table-cell table:style-name="ce64" office:value-type="currency" office:currency="USD" office:value="339.98" calcext:value-type="currency">
            <text:p>$339.98</text:p>
          </table:table-cell>
          <table:table-cell table:style-name="ce64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PT-4UNN</text:p>
          </table:table-cell>
          <table:table-cell table:style-name="ce59" office:value-type="currency" office:currency="USD" office:value="349" calcext:value-type="currency">
            <text:p>$349.00</text:p>
          </table:table-cell>
          <table:table-cell table:style-name="ce64" office:value-type="currency" office:currency="USD" office:value="524.62" calcext:value-type="currency">
            <text:p>$524.62</text:p>
          </table:table-cell>
          <table:table-cell table:style-name="ce64" office:value-type="currency" office:currency="USD" office:value="249.19" calcext:value-type="currency">
            <text:p>$249.19</text:p>
          </table:table-cell>
          <table:table-cell table:style-name="ce64" office:value-type="currency" office:currency="USD" office:value="355.99" calcext:value-type="currency">
            <text:p>$355.99</text:p>
          </table:table-cell>
          <table:table-cell table:style-name="ce64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PT-4UNN</text:p>
          </table:table-cell>
          <table:table-cell table:style-name="ce59" office:value-type="currency" office:currency="USD" office:value="409" calcext:value-type="currency">
            <text:p>$409.00</text:p>
          </table:table-cell>
          <table:table-cell table:style-name="ce64" office:value-type="currency" office:currency="USD" office:value="611.85" calcext:value-type="currency">
            <text:p>$611.85</text:p>
          </table:table-cell>
          <table:table-cell table:style-name="ce64" office:value-type="currency" office:currency="USD" office:value="290.63" calcext:value-type="currency">
            <text:p>$290.63</text:p>
          </table:table-cell>
          <table:table-cell table:style-name="ce64" office:value-type="currency" office:currency="USD" office:value="415.18" calcext:value-type="currency">
            <text:p>$415.18</text:p>
          </table:table-cell>
          <table:table-cell table:style-name="ce64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Produce Cart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Recycle Cart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1-X-RC-4HNN</text:p>
          </table:table-cell>
          <table:table-cell table:style-name="ce59" office:value-type="currency" office:currency="USD" office:value="232" calcext:value-type="currency">
            <text:p>$232.00</text:p>
          </table:table-cell>
          <table:table-cell table:style-name="ce64" office:value-type="currency" office:currency="USD" office:value="349.53" calcext:value-type="currency">
            <text:p>$349.53</text:p>
          </table:table-cell>
          <table:table-cell table:style-name="ce64" office:value-type="currency" office:currency="USD" office:value="166.03" calcext:value-type="currency">
            <text:p>$166.03</text:p>
          </table:table-cell>
          <table:table-cell table:style-name="ce64" office:value-type="currency" office:currency="USD" office:value="237.18" calcext:value-type="currency">
            <text:p>$237.18</text:p>
          </table:table-cell>
          <table:table-cell table:style-name="ce64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3-X-RC-4HNN</text:p>
          </table:table-cell>
          <table:table-cell table:style-name="ce59" office:value-type="currency" office:currency="USD" office:value="299" calcext:value-type="currency">
            <text:p>$299.00</text:p>
          </table:table-cell>
          <table:table-cell table:style-name="ce64" office:value-type="currency" office:currency="USD" office:value="451.5" calcext:value-type="currency">
            <text:p>$451.50</text:p>
          </table:table-cell>
          <table:table-cell table:style-name="ce64" office:value-type="currency" office:currency="USD" office:value="214.46" calcext:value-type="currency">
            <text:p>$214.46</text:p>
          </table:table-cell>
          <table:table-cell table:style-name="ce64" office:value-type="currency" office:currency="USD" office:value="306.38" calcext:value-type="currency">
            <text:p>$306.38</text:p>
          </table:table-cell>
          <table:table-cell table:style-name="ce64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Removable Liner Basket Trucks - Canvas Liner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4-CCX-RV-3UNN</text:p>
          </table:table-cell>
          <table:table-cell table:style-name="ce59" office:value-type="currency" office:currency="USD" office:value="122" calcext:value-type="currency">
            <text:p>$122.00</text:p>
          </table:table-cell>
          <table:table-cell table:style-name="ce64" office:value-type="currency" office:currency="USD" office:value="199.03" calcext:value-type="currency">
            <text:p>$199.03</text:p>
          </table:table-cell>
          <table:table-cell table:style-name="ce64" office:value-type="currency" office:currency="USD" office:value="94.54" calcext:value-type="currency">
            <text:p>$94.54</text:p>
          </table:table-cell>
          <table:table-cell table:style-name="ce64" office:value-type="currency" office:currency="USD" office:value="135.06" calcext:value-type="currency">
            <text:p>$135.06</text:p>
          </table:table-cell>
          <table:table-cell table:style-name="ce64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6-CCX-RV-3UNN</text:p>
          </table:table-cell>
          <table:table-cell table:style-name="ce59" office:value-type="currency" office:currency="USD" office:value="156" calcext:value-type="currency">
            <text:p>$156.00</text:p>
          </table:table-cell>
          <table:table-cell table:style-name="ce64" office:value-type="currency" office:currency="USD" office:value="254.42" calcext:value-type="currency">
            <text:p>$254.42</text:p>
          </table:table-cell>
          <table:table-cell table:style-name="ce64" office:value-type="currency" office:currency="USD" office:value="120.85" calcext:value-type="currency">
            <text:p>$120.85</text:p>
          </table:table-cell>
          <table:table-cell table:style-name="ce64" office:value-type="currency" office:currency="USD" office:value="172.64" calcext:value-type="currency">
            <text:p>$172.64</text:p>
          </table:table-cell>
          <table:table-cell table:style-name="ce64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8-CCX-RV-3UNN</text:p>
          </table:table-cell>
          <table:table-cell table:style-name="ce59" office:value-type="currency" office:currency="USD" office:value="176" calcext:value-type="currency">
            <text:p>$176.00</text:p>
          </table:table-cell>
          <table:table-cell table:style-name="ce64" office:value-type="currency" office:currency="USD" office:value="286.85" calcext:value-type="currency">
            <text:p>$286.85</text:p>
          </table:table-cell>
          <table:table-cell table:style-name="ce64" office:value-type="currency" office:currency="USD" office:value="136.25" calcext:value-type="currency">
            <text:p>$136.25</text:p>
          </table:table-cell>
          <table:table-cell table:style-name="ce64" office:value-type="currency" office:currency="USD" office:value="194.65" calcext:value-type="currency">
            <text:p>$194.65</text:p>
          </table:table-cell>
          <table:table-cell table:style-name="ce64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0-CCX-RV-3UNN</text:p>
          </table:table-cell>
          <table:table-cell table:style-name="ce59" office:value-type="currency" office:currency="USD" office:value="188" calcext:value-type="currency">
            <text:p>$188.00</text:p>
          </table:table-cell>
          <table:table-cell table:style-name="ce64" office:value-type="currency" office:currency="USD" office:value="307.43" calcext:value-type="currency">
            <text:p>$307.43</text:p>
          </table:table-cell>
          <table:table-cell table:style-name="ce64" office:value-type="currency" office:currency="USD" office:value="146.03" calcext:value-type="currency">
            <text:p>$146.03</text:p>
          </table:table-cell>
          <table:table-cell table:style-name="ce64" office:value-type="currency" office:currency="USD" office:value="208.61" calcext:value-type="currency">
            <text:p>$208.61</text:p>
          </table:table-cell>
          <table:table-cell table:style-name="ce64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2-CCX-RV-3UNN</text:p>
          </table:table-cell>
          <table:table-cell table:style-name="ce59" office:value-type="currency" office:currency="USD" office:value="201" calcext:value-type="currency">
            <text:p>$201.00</text:p>
          </table:table-cell>
          <table:table-cell table:style-name="ce64" office:value-type="currency" office:currency="USD" office:value="327.79" calcext:value-type="currency">
            <text:p>$327.79</text:p>
          </table:table-cell>
          <table:table-cell table:style-name="ce64" office:value-type="currency" office:currency="USD" office:value="155.7" calcext:value-type="currency">
            <text:p>$155.70</text:p>
          </table:table-cell>
          <table:table-cell table:style-name="ce64" office:value-type="currency" office:currency="USD" office:value="222.43" calcext:value-type="currency">
            <text:p>$222.43</text:p>
          </table:table-cell>
          <table:table-cell table:style-name="ce64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4-CCX-RV-3UNN</text:p>
          </table:table-cell>
          <table:table-cell table:style-name="ce59" office:value-type="currency" office:currency="USD" office:value="243" calcext:value-type="currency">
            <text:p>$243.00</text:p>
          </table:table-cell>
          <table:table-cell table:style-name="ce64" office:value-type="currency" office:currency="USD" office:value="397.77" calcext:value-type="currency">
            <text:p>$397.77</text:p>
          </table:table-cell>
          <table:table-cell table:style-name="ce64" office:value-type="currency" office:currency="USD" office:value="188.94" calcext:value-type="currency">
            <text:p>$188.94</text:p>
          </table:table-cell>
          <table:table-cell table:style-name="ce64" office:value-type="currency" office:currency="USD" office:value="269.92" calcext:value-type="currency">
            <text:p>$269.92</text:p>
          </table:table-cell>
          <table:table-cell table:style-name="ce64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6-CCX-RV-3UNN</text:p>
          </table:table-cell>
          <table:table-cell table:style-name="ce59" office:value-type="currency" office:currency="USD" office:value="254" calcext:value-type="currency">
            <text:p>$254.00</text:p>
          </table:table-cell>
          <table:table-cell table:style-name="ce64" office:value-type="currency" office:currency="USD" office:value="416.04" calcext:value-type="currency">
            <text:p>$416.04</text:p>
          </table:table-cell>
          <table:table-cell table:style-name="ce64" office:value-type="currency" office:currency="USD" office:value="197.62" calcext:value-type="currency">
            <text:p>$197.62</text:p>
          </table:table-cell>
          <table:table-cell table:style-name="ce64" office:value-type="currency" office:currency="USD" office:value="282.31" calcext:value-type="currency">
            <text:p>$282.31</text:p>
          </table:table-cell>
          <table:table-cell table:style-name="ce64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18-CCX-RV-3UNN</text:p>
          </table:table-cell>
          <table:table-cell table:style-name="ce59" office:value-type="currency" office:currency="USD" office:value="269" calcext:value-type="currency">
            <text:p>$269.00</text:p>
          </table:table-cell>
          <table:table-cell table:style-name="ce64" office:value-type="currency" office:currency="USD" office:value="440.7" calcext:value-type="currency">
            <text:p>$440.70</text:p>
          </table:table-cell>
          <table:table-cell table:style-name="ce64" office:value-type="currency" office:currency="USD" office:value="209.33" calcext:value-type="currency">
            <text:p>$209.33</text:p>
          </table:table-cell>
          <table:table-cell table:style-name="ce64" office:value-type="currency" office:currency="USD" office:value="299.05" calcext:value-type="currency">
            <text:p>$299.05</text:p>
          </table:table-cell>
          <table:table-cell table:style-name="ce64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20-CCX-RV-3UNN</text:p>
          </table:table-cell>
          <table:table-cell table:style-name="ce59" office:value-type="currency" office:currency="USD" office:value="284" calcext:value-type="currency">
            <text:p>$284.00</text:p>
          </table:table-cell>
          <table:table-cell table:style-name="ce64" office:value-type="currency" office:currency="USD" office:value="465.4" calcext:value-type="currency">
            <text:p>$465.40</text:p>
          </table:table-cell>
          <table:table-cell table:style-name="ce64" office:value-type="currency" office:currency="USD" office:value="221.07" calcext:value-type="currency">
            <text:p>$221.07</text:p>
          </table:table-cell>
          <table:table-cell table:style-name="ce64" office:value-type="currency" office:currency="USD" office:value="315.81" calcext:value-type="currency">
            <text:p>$315.81</text:p>
          </table:table-cell>
          <table:table-cell table:style-name="ce64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5">
          <table:table-cell table:style-name="ce49" office:value-type="string" calcext:value-type="string">
            <text:p>Removable Liner Basket Trucks - Vinyl Liner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>
            <text:p>R04-X-RV-3UNN</text:p>
          </table:table-cell>
          <table:table-cell table:style-name="ce59" office:value-type="currency" office:currency="USD" office:value="119" calcext:value-type="currency">
            <text:p>$119.00</text:p>
          </table:table-cell>
          <table:table-cell table:style-name="ce64" office:value-type="currency" office:currency="USD" office:value="193.31" calcext:value-type="currency">
            <text:p>$193.31</text:p>
          </table:table-cell>
          <table:table-cell table:style-name="ce64" office:value-type="currency" office:currency="USD" office:value="91.82" calcext:value-type="currency">
            <text:p>$91.82</text:p>
          </table:table-cell>
          <table:table-cell table:style-name="ce64" office:value-type="currency" office:currency="USD" office:value="131.17" calcext:value-type="currency">
            <text:p>$131.17</text:p>
          </table:table-cell>
          <table:table-cell table:style-name="ce64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49" office:value-type="string" calcext:value-type="string">
            <text:p>R06-X-RV-3UNN</text:p>
          </table:table-cell>
          <table:table-cell table:style-name="ce59" office:value-type="currency" office:currency="USD" office:value="147" calcext:value-type="currency">
            <text:p>$147.00</text:p>
          </table:table-cell>
          <table:table-cell table:style-name="ce64" office:value-type="currency" office:currency="USD" office:value="240.61" calcext:value-type="currency">
            <text:p>$240.61</text:p>
          </table:table-cell>
          <table:table-cell table:style-name="ce64" office:value-type="currency" office:currency="USD" office:value="114.29" calcext:value-type="currency">
            <text:p>$114.29</text:p>
          </table:table-cell>
          <table:table-cell table:style-name="ce64" office:value-type="currency" office:currency="USD" office:value="163.27" calcext:value-type="currency">
            <text:p>$163.27</text:p>
          </table:table-cell>
          <table:table-cell table:style-name="ce64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49" office:value-type="string" calcext:value-type="string">
            <text:p>R08-X-RV-3UNN</text:p>
          </table:table-cell>
          <table:table-cell table:style-name="ce59" office:value-type="currency" office:currency="USD" office:value="167" calcext:value-type="currency">
            <text:p>$167.00</text:p>
          </table:table-cell>
          <table:table-cell table:style-name="ce64" office:value-type="currency" office:currency="USD" office:value="271.03" calcext:value-type="currency">
            <text:p>$271.03</text:p>
          </table:table-cell>
          <table:table-cell table:style-name="ce64" office:value-type="currency" office:currency="USD" office:value="128.74" calcext:value-type="currency">
            <text:p>$128.74</text:p>
          </table:table-cell>
          <table:table-cell table:style-name="ce64" office:value-type="currency" office:currency="USD" office:value="183.91" calcext:value-type="currency">
            <text:p>$183.91</text:p>
          </table:table-cell>
          <table:table-cell table:style-name="ce64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>
            <text:p>R10-X-RV-3UNN</text:p>
          </table:table-cell>
          <table:table-cell table:style-name="ce59" office:value-type="currency" office:currency="USD" office:value="180" calcext:value-type="currency">
            <text:p>$180.00</text:p>
          </table:table-cell>
          <table:table-cell table:style-name="ce64" office:value-type="currency" office:currency="USD" office:value="290.52" calcext:value-type="currency">
            <text:p>$290.52</text:p>
          </table:table-cell>
          <table:table-cell table:style-name="ce64" office:value-type="currency" office:currency="USD" office:value="138" calcext:value-type="currency">
            <text:p>$138.00</text:p>
          </table:table-cell>
          <table:table-cell table:style-name="ce64" office:value-type="currency" office:currency="USD" office:value="197.14" calcext:value-type="currency">
            <text:p>$197.14</text:p>
          </table:table-cell>
          <table:table-cell table:style-name="ce64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49" office:value-type="string" calcext:value-type="string">
            <text:p>R12-X-RV-3UNN</text:p>
          </table:table-cell>
          <table:table-cell table:style-name="ce59" office:value-type="currency" office:currency="USD" office:value="190" calcext:value-type="currency">
            <text:p>$190.00</text:p>
          </table:table-cell>
          <table:table-cell table:style-name="ce64" office:value-type="currency" office:currency="USD" office:value="309.79" calcext:value-type="currency">
            <text:p>$309.79</text:p>
          </table:table-cell>
          <table:table-cell table:style-name="ce64" office:value-type="currency" office:currency="USD" office:value="147.15" calcext:value-type="currency">
            <text:p>$147.15</text:p>
          </table:table-cell>
          <table:table-cell table:style-name="ce64" office:value-type="currency" office:currency="USD" office:value="210.21" calcext:value-type="currency">
            <text:p>$210.21</text:p>
          </table:table-cell>
          <table:table-cell table:style-name="ce64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49" office:value-type="string" calcext:value-type="string">
            <text:p>R14-X-RV-3UNN</text:p>
          </table:table-cell>
          <table:table-cell table:style-name="ce59" office:value-type="currency" office:currency="USD" office:value="235" calcext:value-type="currency">
            <text:p>$235.00</text:p>
          </table:table-cell>
          <table:table-cell table:style-name="ce64" office:value-type="currency" office:currency="USD" office:value="383.82" calcext:value-type="currency">
            <text:p>$383.82</text:p>
          </table:table-cell>
          <table:table-cell table:style-name="ce64" office:value-type="currency" office:currency="USD" office:value="182.31" calcext:value-type="currency">
            <text:p>$182.31</text:p>
          </table:table-cell>
          <table:table-cell table:style-name="ce64" office:value-type="currency" office:currency="USD" office:value="260.45" calcext:value-type="currency">
            <text:p>$260.45</text:p>
          </table:table-cell>
          <table:table-cell table:style-name="ce64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49" office:value-type="string" calcext:value-type="string">
            <text:p>R16-X-RV-3UNN</text:p>
          </table:table-cell>
          <table:table-cell table:style-name="ce59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400.46" calcext:value-type="currency">
            <text:p>$400.46</text:p>
          </table:table-cell>
          <table:table-cell table:style-name="ce64" office:value-type="currency" office:currency="USD" office:value="190.22" calcext:value-type="currency">
            <text:p>$190.22</text:p>
          </table:table-cell>
          <table:table-cell table:style-name="ce64" office:value-type="currency" office:currency="USD" office:value="271.74" calcext:value-type="currency">
            <text:p>$271.74</text:p>
          </table:table-cell>
          <table:table-cell table:style-name="ce64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49" office:value-type="string" calcext:value-type="string">
            <text:p>R18-X-RV-3UNN</text:p>
          </table:table-cell>
          <table:table-cell table:style-name="ce59" office:value-type="currency" office:currency="USD" office:value="260" calcext:value-type="currency">
            <text:p>$260.00</text:p>
          </table:table-cell>
          <table:table-cell table:style-name="ce64" office:value-type="currency" office:currency="USD" office:value="425.1" calcext:value-type="currency">
            <text:p>$425.10</text:p>
          </table:table-cell>
          <table:table-cell table:style-name="ce64" office:value-type="currency" office:currency="USD" office:value="201.92" calcext:value-type="currency">
            <text:p>$201.92</text:p>
          </table:table-cell>
          <table:table-cell table:style-name="ce64" office:value-type="currency" office:currency="USD" office:value="288.46" calcext:value-type="currency">
            <text:p>$288.46</text:p>
          </table:table-cell>
          <table:table-cell table:style-name="ce64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49" office:value-type="string" calcext:value-type="string">
            <text:p>R20-X-RV-3UNN</text:p>
          </table:table-cell>
          <table:table-cell table:style-name="ce59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46.03" calcext:value-type="currency">
            <text:p>$446.03</text:p>
          </table:table-cell>
          <table:table-cell table:style-name="ce64" office:value-type="currency" office:currency="USD" office:value="211.86" calcext:value-type="currency">
            <text:p>$211.86</text:p>
          </table:table-cell>
          <table:table-cell table:style-name="ce64" office:value-type="currency" office:currency="USD" office:value="302.66" calcext:value-type="currency">
            <text:p>$302.66</text:p>
          </table:table-cell>
          <table:table-cell table:style-name="ce64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Replacement Bags for Housekeeping Cart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KKX-C3B-30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2.79" calcext:value-type="currency">
            <text:p>$82.79</text:p>
          </table:table-cell>
          <table:table-cell table:style-name="ce64" office:value-type="currency" office:currency="USD" office:value="39.33" calcext:value-type="currency">
            <text:p>$39.33</text:p>
          </table:table-cell>
          <table:table-cell table:style-name="ce64" office:value-type="currency" office:currency="USD" office:value="58.99" calcext:value-type="currency">
            <text:p>$58.99</text:p>
          </table:table-cell>
          <table:table-cell table:style-name="ce64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NNX-C3B-30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2.79" calcext:value-type="currency">
            <text:p>$82.79</text:p>
          </table:table-cell>
          <table:table-cell table:style-name="ce64" office:value-type="currency" office:currency="USD" office:value="39.33" calcext:value-type="currency">
            <text:p>$39.33</text:p>
          </table:table-cell>
          <table:table-cell table:style-name="ce64" office:value-type="currency" office:currency="USD" office:value="58.99" calcext:value-type="currency">
            <text:p>$58.99</text:p>
          </table:table-cell>
          <table:table-cell table:style-name="ce64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KKX-M3B-30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2.79" calcext:value-type="currency">
            <text:p>$82.79</text:p>
          </table:table-cell>
          <table:table-cell table:style-name="ce64" office:value-type="currency" office:currency="USD" office:value="39.33" calcext:value-type="currency">
            <text:p>$39.33</text:p>
          </table:table-cell>
          <table:table-cell table:style-name="ce64" office:value-type="currency" office:currency="USD" office:value="58.99" calcext:value-type="currency">
            <text:p>$58.99</text:p>
          </table:table-cell>
          <table:table-cell table:style-name="ce64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NNX-M3B-30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2.79" calcext:value-type="currency">
            <text:p>$82.79</text:p>
          </table:table-cell>
          <table:table-cell table:style-name="ce64" office:value-type="currency" office:currency="USD" office:value="39.33" calcext:value-type="currency">
            <text:p>$39.33</text:p>
          </table:table-cell>
          <table:table-cell table:style-name="ce64" office:value-type="currency" office:currency="USD" office:value="58.99" calcext:value-type="currency">
            <text:p>$58.99</text:p>
          </table:table-cell>
          <table:table-cell table:style-name="ce64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KKX-M3B-24</text:p>
          </table:table-cell>
          <table:table-cell table:style-name="ce59" office:value-type="currency" office:currency="USD" office:value="53" calcext:value-type="currency">
            <text:p>$53.00</text:p>
          </table:table-cell>
          <table:table-cell table:style-name="ce64" office:value-type="currency" office:currency="USD" office:value="81.35" calcext:value-type="currency">
            <text:p>$81.35</text:p>
          </table:table-cell>
          <table:table-cell table:style-name="ce64" office:value-type="currency" office:currency="USD" office:value="38.64" calcext:value-type="currency">
            <text:p>$38.64</text:p>
          </table:table-cell>
          <table:table-cell table:style-name="ce64" office:value-type="currency" office:currency="USD" office:value="57.99" calcext:value-type="currency">
            <text:p>$57.99</text:p>
          </table:table-cell>
          <table:table-cell table:style-name="ce64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NNX-M3B-24</text:p>
          </table:table-cell>
          <table:table-cell table:style-name="ce59" office:value-type="currency" office:currency="USD" office:value="53" calcext:value-type="currency">
            <text:p>$53.00</text:p>
          </table:table-cell>
          <table:table-cell table:style-name="ce64" office:value-type="currency" office:currency="USD" office:value="81.35" calcext:value-type="currency">
            <text:p>$81.35</text:p>
          </table:table-cell>
          <table:table-cell table:style-name="ce64" office:value-type="currency" office:currency="USD" office:value="38.64" calcext:value-type="currency">
            <text:p>$38.64</text:p>
          </table:table-cell>
          <table:table-cell table:style-name="ce64" office:value-type="currency" office:currency="USD" office:value="57.99" calcext:value-type="currency">
            <text:p>$57.99</text:p>
          </table:table-cell>
          <table:table-cell table:style-name="ce64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8-KKX-M3B-30S</text:p>
          </table:table-cell>
          <table:table-cell table:style-name="ce59" office:value-type="currency" office:currency="USD" office:value="53" calcext:value-type="currency">
            <text:p>$53.00</text:p>
          </table:table-cell>
          <table:table-cell table:style-name="ce64" office:value-type="currency" office:currency="USD" office:value="81.35" calcext:value-type="currency">
            <text:p>$81.35</text:p>
          </table:table-cell>
          <table:table-cell table:style-name="ce64" office:value-type="currency" office:currency="USD" office:value="38.64" calcext:value-type="currency">
            <text:p>$38.64</text:p>
          </table:table-cell>
          <table:table-cell table:style-name="ce64" office:value-type="currency" office:currency="USD" office:value="57.99" calcext:value-type="currency">
            <text:p>$57.99</text:p>
          </table:table-cell>
          <table:table-cell table:style-name="ce64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8-NNX-M3B-30S</text:p>
          </table:table-cell>
          <table:table-cell table:style-name="ce59" office:value-type="currency" office:currency="USD" office:value="53" calcext:value-type="currency">
            <text:p>$53.00</text:p>
          </table:table-cell>
          <table:table-cell table:style-name="ce64" office:value-type="currency" office:currency="USD" office:value="81.35" calcext:value-type="currency">
            <text:p>$81.35</text:p>
          </table:table-cell>
          <table:table-cell table:style-name="ce64" office:value-type="currency" office:currency="USD" office:value="38.64" calcext:value-type="currency">
            <text:p>$38.64</text:p>
          </table:table-cell>
          <table:table-cell table:style-name="ce64" office:value-type="currency" office:currency="USD" office:value="58.99" calcext:value-type="currency">
            <text:p>$58.99</text:p>
          </table:table-cell>
          <table:table-cell table:style-name="ce64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Shower Tower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4-00X-L2N</text:p>
          </table:table-cell>
          <table:table-cell table:style-name="ce59" office:value-type="currency" office:currency="USD" office:value="244.3" calcext:value-type="currency">
            <text:p>$244.30</text:p>
          </table:table-cell>
          <table:table-cell table:style-name="ce64" office:value-type="currency" office:currency="USD" office:value="122.7" calcext:value-type="currency">
            <text:p>$122.70</text:p>
          </table:table-cell>
          <table:table-cell table:style-name="ce64" office:value-type="currency" office:currency="USD" office:value="58.28" calcext:value-type="currency">
            <text:p>$58.28</text:p>
          </table:table-cell>
          <table:table-cell table:style-name="ce64" office:value-type="currency" office:currency="USD" office:value="300.69" calcext:value-type="currency">
            <text:p>$300.69</text:p>
          </table:table-cell>
          <table:table-cell table:style-name="ce64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4-00X-L3N</text:p>
          </table:table-cell>
          <table:table-cell table:style-name="ce59" office:value-type="currency" office:currency="USD" office:value="263" calcext:value-type="currency">
            <text:p>$263.00</text:p>
          </table:table-cell>
          <table:table-cell table:style-name="ce64" office:value-type="currency" office:currency="USD" office:value="119.33" calcext:value-type="currency">
            <text:p>$119.33</text:p>
          </table:table-cell>
          <table:table-cell table:style-name="ce64" office:value-type="currency" office:currency="USD" office:value="56.68" calcext:value-type="currency">
            <text:p>$56.68</text:p>
          </table:table-cell>
          <table:table-cell table:style-name="ce64" office:value-type="currency" office:currency="USD" office:value="323.71" calcext:value-type="currency">
            <text:p>$323.71</text:p>
          </table:table-cell>
          <table:table-cell table:style-name="ce64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32-00X-L2N</text:p>
          </table:table-cell>
          <table:table-cell table:style-name="ce59" office:value-type="currency" office:currency="USD" office:value="267.6" calcext:value-type="currency">
            <text:p>$267.60</text:p>
          </table:table-cell>
          <table:table-cell table:style-name="ce64" office:value-type="currency" office:currency="USD" office:value="71.84" calcext:value-type="currency">
            <text:p>$71.84</text:p>
          </table:table-cell>
          <table:table-cell table:style-name="ce64" office:value-type="currency" office:currency="USD" office:value="34.12" calcext:value-type="currency">
            <text:p>$34.12</text:p>
          </table:table-cell>
          <table:table-cell table:style-name="ce64" office:value-type="currency" office:currency="USD" office:value="329.34" calcext:value-type="currency">
            <text:p>$329.34</text:p>
          </table:table-cell>
          <table:table-cell table:style-name="ce64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32-00X-L3N</text:p>
          </table:table-cell>
          <table:table-cell table:style-name="ce59" office:value-type="currency" office:currency="USD" office:value="286.3" calcext:value-type="currency">
            <text:p>$286.30</text:p>
          </table:table-cell>
          <table:table-cell table:style-name="ce64" office:value-type="currency" office:currency="USD" office:value="75.43" calcext:value-type="currency">
            <text:p>$75.43</text:p>
          </table:table-cell>
          <table:table-cell table:style-name="ce64" office:value-type="currency" office:currency="USD" office:value="35.83" calcext:value-type="currency">
            <text:p>$35.83</text:p>
          </table:table-cell>
          <table:table-cell table:style-name="ce64" office:value-type="currency" office:currency="USD" office:value="352.36" calcext:value-type="currency">
            <text:p>$352.36</text:p>
          </table:table-cell>
          <table:table-cell table:style-name="ce64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42-00X-L2N</text:p>
          </table:table-cell>
          <table:table-cell table:style-name="ce59" office:value-type="currency" office:currency="USD" office:value="316.5" calcext:value-type="currency">
            <text:p>$316.50</text:p>
          </table:table-cell>
          <table:table-cell table:style-name="ce64" office:value-type="currency" office:currency="USD" office:value="76.32" calcext:value-type="currency">
            <text:p>$76.32</text:p>
          </table:table-cell>
          <table:table-cell table:style-name="ce64" office:value-type="currency" office:currency="USD" office:value="36.25" calcext:value-type="currency">
            <text:p>$36.25</text:p>
          </table:table-cell>
          <table:table-cell table:style-name="ce64"/>
          <table:table-cell table:style-name="ce64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68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42-00X-L3N</text:p>
          </table:table-cell>
          <table:table-cell table:style-name="ce59" office:value-type="currency" office:currency="USD" office:value="335.2" calcext:value-type="currency">
            <text:p>$335.20</text:p>
          </table:table-cell>
          <table:table-cell table:style-name="ce64" office:value-type="currency" office:currency="USD" office:value="80.14" calcext:value-type="currency">
            <text:p>$80.14</text:p>
          </table:table-cell>
          <table:table-cell table:style-name="ce64" office:value-type="currency" office:currency="USD" office:value="38.07" calcext:value-type="currency">
            <text:p>$38.07</text:p>
          </table:table-cell>
          <table:table-cell table:style-name="ce64"/>
          <table:table-cell table:style-name="ce64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68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8-TNX-M3C-22N</text:p>
          </table:table-cell>
          <table:table-cell table:style-name="ce59" office:value-type="currency" office:currency="USD" office:value="880" calcext:value-type="currency">
            <text:p>$880.00</text:p>
          </table:table-cell>
          <table:table-cell table:style-name="ce64" office:value-type="currency" office:currency="USD" office:value="1438.95" calcext:value-type="currency">
            <text:p>$1,438.95</text:p>
          </table:table-cell>
          <table:table-cell table:style-name="ce64" office:value-type="currency" office:currency="USD" office:value="683.5" calcext:value-type="currency">
            <text:p>$683.50</text:p>
          </table:table-cell>
          <table:table-cell table:style-name="ce64" office:value-type="currency" office:currency="USD" office:value="888.99" calcext:value-type="currency">
            <text:p>$888.99</text:p>
          </table:table-cell>
          <table:table-cell table:style-name="ce64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Standard Housekeeping Cart - 2 Shelf and 2 Bag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TNX-M2C-2NN</text:p>
          </table:table-cell>
          <table:table-cell table:style-name="ce59" office:value-type="currency" office:currency="USD" office:value="625" calcext:value-type="currency">
            <text:p>$625.00</text:p>
          </table:table-cell>
          <table:table-cell table:style-name="ce64" office:value-type="currency" office:currency="USD" office:value="1016.08" calcext:value-type="currency">
            <text:p>$1,016.08</text:p>
          </table:table-cell>
          <table:table-cell table:style-name="ce64" office:value-type="currency" office:currency="USD" office:value="482.64" calcext:value-type="currency">
            <text:p>$482.64</text:p>
          </table:table-cell>
          <table:table-cell table:style-name="ce64" office:value-type="currency" office:currency="USD" office:value="627.99" calcext:value-type="currency">
            <text:p>$627.99</text:p>
          </table:table-cell>
          <table:table-cell table:style-name="ce64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6">
          <table:table-cell table:style-name="ce49" office:value-type="string" calcext:value-type="string">
            <text:p>Standard Housekeeping Cart - 3 Shelf and 2 Bag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55-TNX-M3C-2NN</text:p>
          </table:table-cell>
          <table:table-cell table:style-name="ce59" office:value-type="currency" office:currency="USD" office:value="660" calcext:value-type="currency">
            <text:p>$660.00</text:p>
          </table:table-cell>
          <table:table-cell table:style-name="ce64" office:value-type="currency" office:currency="USD" office:value="1071.67" calcext:value-type="currency">
            <text:p>$1,071.67</text:p>
          </table:table-cell>
          <table:table-cell table:style-name="ce64" office:value-type="currency" office:currency="USD" office:value="509.04" calcext:value-type="currency">
            <text:p>$509.04</text:p>
          </table:table-cell>
          <table:table-cell table:style-name="ce64" office:value-type="currency" office:currency="USD" office:value="661.99" calcext:value-type="currency">
            <text:p>$661.99</text:p>
          </table:table-cell>
          <table:table-cell table:style-name="ce64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Towel Station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32-X-S1A-4ULN</text:p>
          </table:table-cell>
          <table:table-cell table:style-name="ce59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658" calcext:value-type="currency">
            <text:p>$658.00</text:p>
          </table:table-cell>
          <table:table-cell table:style-name="ce64" office:value-type="currency" office:currency="USD" office:value="312.55" calcext:value-type="currency">
            <text:p>$312.55</text:p>
          </table:table-cell>
          <table:table-cell table:style-name="ce64"/>
          <table:table-cell table:style-name="ce64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68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32-X-TSA-4ULN</text:p>
          </table:table-cell>
          <table:table-cell table:style-name="ce59" office:value-type="currency" office:currency="USD" office:value="465" calcext:value-type="currency">
            <text:p>$465.00</text:p>
          </table:table-cell>
          <table:table-cell table:style-name="ce64" office:value-type="currency" office:currency="USD" office:value="723.8" calcext:value-type="currency">
            <text:p>$723.80</text:p>
          </table:table-cell>
          <table:table-cell table:style-name="ce64" office:value-type="currency" office:currency="USD" office:value="343.81" calcext:value-type="currency">
            <text:p>$343.81</text:p>
          </table:table-cell>
          <table:table-cell table:style-name="ce64"/>
          <table:table-cell table:style-name="ce64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68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49" office:value-type="string" calcext:value-type="string">
            <text:p>Turnabout Truck - Wire Shelve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48-X-TA-6UNN</text:p>
          </table:table-cell>
          <table:table-cell table:style-name="ce59" office:value-type="currency" office:currency="USD" office:value="895" calcext:value-type="currency">
            <text:p>$895.00</text:p>
          </table:table-cell>
          <table:table-cell table:style-name="ce64" office:value-type="currency" office:currency="USD" office:value="1491" calcext:value-type="currency">
            <text:p>$1,491.00</text:p>
          </table:table-cell>
          <table:table-cell table:style-name="ce64" office:value-type="currency" office:currency="USD" office:value="708.23" calcext:value-type="currency">
            <text:p>$708.23</text:p>
          </table:table-cell>
          <table:table-cell table:style-name="ce64" office:value-type="currency" office:currency="USD" office:value="920.99" calcext:value-type="currency">
            <text:p>$920.99</text:p>
          </table:table-cell>
          <table:table-cell table:style-name="ce64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49" office:value-type="string" calcext:value-type="string">
            <text:p>Vinyl Basket Truck Cover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VCN</text:p>
          </table:table-cell>
          <table:table-cell table:style-name="ce59" office:value-type="currency" office:currency="USD" office:value="24" calcext:value-type="currency">
            <text:p>$24.00</text:p>
          </table:table-cell>
          <table:table-cell table:style-name="ce64" office:value-type="currency" office:currency="USD" office:value="37.47" calcext:value-type="currency">
            <text:p>$37.47</text:p>
          </table:table-cell>
          <table:table-cell table:style-name="ce64" office:value-type="currency" office:currency="USD" office:value="17.8" calcext:value-type="currency">
            <text:p>$17.80</text:p>
          </table:table-cell>
          <table:table-cell table:style-name="ce64" office:value-type="currency" office:currency="USD" office:value="24.99" calcext:value-type="currency">
            <text:p>$24.99</text:p>
          </table:table-cell>
          <table:table-cell table:style-name="ce64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VCN</text:p>
          </table:table-cell>
          <table:table-cell table:style-name="ce59" office:value-type="currency" office:currency="USD" office:value="24" calcext:value-type="currency">
            <text:p>$24.00</text:p>
          </table:table-cell>
          <table:table-cell table:style-name="ce64" office:value-type="currency" office:currency="USD" office:value="37.47" calcext:value-type="currency">
            <text:p>$37.47</text:p>
          </table:table-cell>
          <table:table-cell table:style-name="ce64" office:value-type="currency" office:currency="USD" office:value="17.8" calcext:value-type="currency">
            <text:p>$17.80</text:p>
          </table:table-cell>
          <table:table-cell table:style-name="ce64" office:value-type="currency" office:currency="USD" office:value="24.99" calcext:value-type="currency">
            <text:p>$24.99</text:p>
          </table:table-cell>
          <table:table-cell table:style-name="ce64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VCN</text:p>
          </table:table-cell>
          <table:table-cell table:style-name="ce59" office:value-type="currency" office:currency="USD" office:value="24" calcext:value-type="currency">
            <text:p>$24.00</text:p>
          </table:table-cell>
          <table:table-cell table:style-name="ce64" office:value-type="currency" office:currency="USD" office:value="37.47" calcext:value-type="currency">
            <text:p>$37.47</text:p>
          </table:table-cell>
          <table:table-cell table:style-name="ce64" office:value-type="currency" office:currency="USD" office:value="17.8" calcext:value-type="currency">
            <text:p>$17.80</text:p>
          </table:table-cell>
          <table:table-cell table:style-name="ce64" office:value-type="currency" office:currency="USD" office:value="24.99" calcext:value-type="currency">
            <text:p>$24.99</text:p>
          </table:table-cell>
          <table:table-cell table:style-name="ce64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VCN</text:p>
          </table:table-cell>
          <table:table-cell table:style-name="ce59" office:value-type="currency" office:currency="USD" office:value="27" calcext:value-type="currency">
            <text:p>$27.00</text:p>
          </table:table-cell>
          <table:table-cell table:style-name="ce64" office:value-type="currency" office:currency="USD" office:value="43.56" calcext:value-type="currency">
            <text:p>$43.56</text:p>
          </table:table-cell>
          <table:table-cell table:style-name="ce64" office:value-type="currency" office:currency="USD" office:value="20.69" calcext:value-type="currency">
            <text:p>$20.69</text:p>
          </table:table-cell>
          <table:table-cell table:style-name="ce64" office:value-type="currency" office:currency="USD" office:value="27.99" calcext:value-type="currency">
            <text:p>$27.99</text:p>
          </table:table-cell>
          <table:table-cell table:style-name="ce64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VCN</text:p>
          </table:table-cell>
          <table:table-cell table:style-name="ce59" office:value-type="currency" office:currency="USD" office:value="27" calcext:value-type="currency">
            <text:p>$27.00</text:p>
          </table:table-cell>
          <table:table-cell table:style-name="ce64" office:value-type="currency" office:currency="USD" office:value="43.56" calcext:value-type="currency">
            <text:p>$43.56</text:p>
          </table:table-cell>
          <table:table-cell table:style-name="ce64" office:value-type="currency" office:currency="USD" office:value="20.69" calcext:value-type="currency">
            <text:p>$20.69</text:p>
          </table:table-cell>
          <table:table-cell table:style-name="ce64" office:value-type="currency" office:currency="USD" office:value="27.99" calcext:value-type="currency">
            <text:p>$27.99</text:p>
          </table:table-cell>
          <table:table-cell table:style-name="ce64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VCN</text:p>
          </table:table-cell>
          <table:table-cell table:style-name="ce59" office:value-type="currency" office:currency="USD" office:value="27" calcext:value-type="currency">
            <text:p>$27.00</text:p>
          </table:table-cell>
          <table:table-cell table:style-name="ce64" office:value-type="currency" office:currency="USD" office:value="43.56" calcext:value-type="currency">
            <text:p>$43.56</text:p>
          </table:table-cell>
          <table:table-cell table:style-name="ce64" office:value-type="currency" office:currency="USD" office:value="20.69" calcext:value-type="currency">
            <text:p>$20.69</text:p>
          </table:table-cell>
          <table:table-cell table:style-name="ce64" office:value-type="currency" office:currency="USD" office:value="27.99" calcext:value-type="currency">
            <text:p>$27.99</text:p>
          </table:table-cell>
          <table:table-cell table:style-name="ce64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VCN</text:p>
          </table:table-cell>
          <table:table-cell table:style-name="ce59" office:value-type="currency" office:currency="USD" office:value="32" calcext:value-type="currency">
            <text:p>$32.00</text:p>
          </table:table-cell>
          <table:table-cell table:style-name="ce64" office:value-type="currency" office:currency="USD" office:value="50.11" calcext:value-type="currency">
            <text:p>$50.11</text:p>
          </table:table-cell>
          <table:table-cell table:style-name="ce64" office:value-type="currency" office:currency="USD" office:value="23.8" calcext:value-type="currency">
            <text:p>$23.80</text:p>
          </table:table-cell>
          <table:table-cell table:style-name="ce64" office:value-type="currency" office:currency="USD" office:value="32.99" calcext:value-type="currency">
            <text:p>$32.99</text:p>
          </table:table-cell>
          <table:table-cell table:style-name="ce64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VCN</text:p>
          </table:table-cell>
          <table:table-cell table:style-name="ce59" office:value-type="currency" office:currency="USD" office:value="32" calcext:value-type="currency">
            <text:p>$32.00</text:p>
          </table:table-cell>
          <table:table-cell table:style-name="ce64" office:value-type="currency" office:currency="USD" office:value="50.11" calcext:value-type="currency">
            <text:p>$50.11</text:p>
          </table:table-cell>
          <table:table-cell table:style-name="ce64" office:value-type="currency" office:currency="USD" office:value="23.8" calcext:value-type="currency">
            <text:p>$23.80</text:p>
          </table:table-cell>
          <table:table-cell table:style-name="ce64" office:value-type="currency" office:currency="USD" office:value="32.99" calcext:value-type="currency">
            <text:p>$32.99</text:p>
          </table:table-cell>
          <table:table-cell table:style-name="ce64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4-X-VCN</text:p>
          </table:table-cell>
          <table:table-cell table:style-name="ce59" office:value-type="currency" office:currency="USD" office:value="32" calcext:value-type="currency">
            <text:p>$32.00</text:p>
          </table:table-cell>
          <table:table-cell table:style-name="ce64" office:value-type="currency" office:currency="USD" office:value="50.11" calcext:value-type="currency">
            <text:p>$50.11</text:p>
          </table:table-cell>
          <table:table-cell table:style-name="ce64" office:value-type="currency" office:currency="USD" office:value="23.8" calcext:value-type="currency">
            <text:p>$23.80</text:p>
          </table:table-cell>
          <table:table-cell table:style-name="ce64" office:value-type="currency" office:currency="USD" office:value="32.99" calcext:value-type="currency">
            <text:p>$32.99</text:p>
          </table:table-cell>
          <table:table-cell table:style-name="ce64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1">
          <table:table-cell table:style-name="ce49" office:value-type="string" calcext:value-type="string">
            <text:p>Vinyl Replacement Liners for Basket Truck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4-X-LNN</text:p>
          </table:table-cell>
          <table:table-cell table:style-name="ce59" office:value-type="currency" office:currency="USD" office:value="41" calcext:value-type="currency">
            <text:p>$41.00</text:p>
          </table:table-cell>
          <table:table-cell table:style-name="ce64" office:value-type="currency" office:currency="USD" office:value="64.98" calcext:value-type="currency">
            <text:p>$64.98</text:p>
          </table:table-cell>
          <table:table-cell table:style-name="ce64" office:value-type="currency" office:currency="USD" office:value="30.87" calcext:value-type="currency">
            <text:p>$30.87</text:p>
          </table:table-cell>
          <table:table-cell table:style-name="ce64" office:value-type="currency" office:currency="USD" office:value="41.99" calcext:value-type="currency">
            <text:p>$41.99</text:p>
          </table:table-cell>
          <table:table-cell table:style-name="ce64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6-X-LNN</text:p>
          </table:table-cell>
          <table:table-cell table:style-name="ce59" office:value-type="currency" office:currency="USD" office:value="43" calcext:value-type="currency">
            <text:p>$43.00</text:p>
          </table:table-cell>
          <table:table-cell table:style-name="ce64" office:value-type="currency" office:currency="USD" office:value="68.45" calcext:value-type="currency">
            <text:p>$68.45</text:p>
          </table:table-cell>
          <table:table-cell table:style-name="ce64" office:value-type="currency" office:currency="USD" office:value="32.51" calcext:value-type="currency">
            <text:p>$32.51</text:p>
          </table:table-cell>
          <table:table-cell table:style-name="ce64" office:value-type="currency" office:currency="USD" office:value="43.99" calcext:value-type="currency">
            <text:p>$43.99</text:p>
          </table:table-cell>
          <table:table-cell table:style-name="ce64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08-X-LNN</text:p>
          </table:table-cell>
          <table:table-cell table:style-name="ce59" office:value-type="currency" office:currency="USD" office:value="47" calcext:value-type="currency">
            <text:p>$47.00</text:p>
          </table:table-cell>
          <table:table-cell table:style-name="ce64" office:value-type="currency" office:currency="USD" office:value="74.47" calcext:value-type="currency">
            <text:p>$74.47</text:p>
          </table:table-cell>
          <table:table-cell table:style-name="ce64" office:value-type="currency" office:currency="USD" office:value="35.37" calcext:value-type="currency">
            <text:p>$35.37</text:p>
          </table:table-cell>
          <table:table-cell table:style-name="ce64" office:value-type="currency" office:currency="USD" office:value="47.99" calcext:value-type="currency">
            <text:p>$47.99</text:p>
          </table:table-cell>
          <table:table-cell table:style-name="ce64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0-X-LNN</text:p>
          </table:table-cell>
          <table:table-cell table:style-name="ce59" office:value-type="currency" office:currency="USD" office:value="54" calcext:value-type="currency">
            <text:p>$54.00</text:p>
          </table:table-cell>
          <table:table-cell table:style-name="ce64" office:value-type="currency" office:currency="USD" office:value="84.59" calcext:value-type="currency">
            <text:p>$84.59</text:p>
          </table:table-cell>
          <table:table-cell table:style-name="ce64" office:value-type="currency" office:currency="USD" office:value="40.18" calcext:value-type="currency">
            <text:p>$40.18</text:p>
          </table:table-cell>
          <table:table-cell table:style-name="ce64" office:value-type="currency" office:currency="USD" office:value="54.99" calcext:value-type="currency">
            <text:p>$54.99</text:p>
          </table:table-cell>
          <table:table-cell table:style-name="ce64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2-X-LNN</text:p>
          </table:table-cell>
          <table:table-cell table:style-name="ce59" office:value-type="currency" office:currency="USD" office:value="61" calcext:value-type="currency">
            <text:p>$61.00</text:p>
          </table:table-cell>
          <table:table-cell table:style-name="ce64" office:value-type="currency" office:currency="USD" office:value="89.65" calcext:value-type="currency">
            <text:p>$89.65</text:p>
          </table:table-cell>
          <table:table-cell table:style-name="ce64" office:value-type="currency" office:currency="USD" office:value="42.58" calcext:value-type="currency">
            <text:p>$42.58</text:p>
          </table:table-cell>
          <table:table-cell table:style-name="ce64" office:value-type="currency" office:currency="USD" office:value="61.99" calcext:value-type="currency">
            <text:p>$61.99</text:p>
          </table:table-cell>
          <table:table-cell table:style-name="ce64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4-X-LNN</text:p>
          </table:table-cell>
          <table:table-cell table:style-name="ce59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96.59" calcext:value-type="currency">
            <text:p>$96.59</text:p>
          </table:table-cell>
          <table:table-cell table:style-name="ce64" office:value-type="currency" office:currency="USD" office:value="45.88" calcext:value-type="currency">
            <text:p>$45.88</text:p>
          </table:table-cell>
          <table:table-cell table:style-name="ce64" office:value-type="currency" office:currency="USD" office:value="65.99" calcext:value-type="currency">
            <text:p>$65.99</text:p>
          </table:table-cell>
          <table:table-cell table:style-name="ce64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6-X-LNN</text:p>
          </table:table-cell>
          <table:table-cell table:style-name="ce59" office:value-type="currency" office:currency="USD" office:value="71" calcext:value-type="currency">
            <text:p>$71.00</text:p>
          </table:table-cell>
          <table:table-cell table:style-name="ce64" office:value-type="currency" office:currency="USD" office:value="101.87" calcext:value-type="currency">
            <text:p>$101.87</text:p>
          </table:table-cell>
          <table:table-cell table:style-name="ce64" office:value-type="currency" office:currency="USD" office:value="48.39" calcext:value-type="currency">
            <text:p>$48.39</text:p>
          </table:table-cell>
          <table:table-cell table:style-name="ce64" office:value-type="currency" office:currency="USD" office:value="71.99" calcext:value-type="currency">
            <text:p>$71.99</text:p>
          </table:table-cell>
          <table:table-cell table:style-name="ce64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18-X-LNN</text:p>
          </table:table-cell>
          <table:table-cell table:style-name="ce59" office:value-type="currency" office:currency="USD" office:value="78" calcext:value-type="currency">
            <text:p>$78.00</text:p>
          </table:table-cell>
          <table:table-cell table:style-name="ce64" office:value-type="currency" office:currency="USD" office:value="111.07" calcext:value-type="currency">
            <text:p>$111.07</text:p>
          </table:table-cell>
          <table:table-cell table:style-name="ce64" office:value-type="currency" office:currency="USD" office:value="52.76" calcext:value-type="currency">
            <text:p>$52.76</text:p>
          </table:table-cell>
          <table:table-cell table:style-name="ce64" office:value-type="currency" office:currency="USD" office:value="78.99" calcext:value-type="currency">
            <text:p>$78.99</text:p>
          </table:table-cell>
          <table:table-cell table:style-name="ce64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0-X-LNN</text:p>
          </table:table-cell>
          <table:table-cell table:style-name="ce59" office:value-type="currency" office:currency="USD" office:value="82" calcext:value-type="currency">
            <text:p>$82.00</text:p>
          </table:table-cell>
          <table:table-cell table:style-name="ce64" office:value-type="currency" office:currency="USD" office:value="121.46" calcext:value-type="currency">
            <text:p>$121.46</text:p>
          </table:table-cell>
          <table:table-cell table:style-name="ce64" office:value-type="currency" office:currency="USD" office:value="57.69" calcext:value-type="currency">
            <text:p>$57.69</text:p>
          </table:table-cell>
          <table:table-cell table:style-name="ce64" office:value-type="currency" office:currency="USD" office:value="82.99" calcext:value-type="currency">
            <text:p>$82.99</text:p>
          </table:table-cell>
          <table:table-cell table:style-name="ce64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R24-X-LNN</text:p>
          </table:table-cell>
          <table:table-cell table:style-name="ce59" office:value-type="currency" office:currency="USD" office:value="88" calcext:value-type="currency">
            <text:p>$88.00</text:p>
          </table:table-cell>
          <table:table-cell table:style-name="ce64" office:value-type="currency" office:currency="USD" office:value="137.34" calcext:value-type="currency">
            <text:p>$137.34</text:p>
          </table:table-cell>
          <table:table-cell table:style-name="ce64" office:value-type="currency" office:currency="USD" office:value="65.24" calcext:value-type="currency">
            <text:p>$65.24</text:p>
          </table:table-cell>
          <table:table-cell table:style-name="ce64" office:value-type="currency" office:currency="USD" office:value="88.99" calcext:value-type="currency">
            <text:p>$88.99</text:p>
          </table:table-cell>
          <table:table-cell table:style-name="ce64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68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49" office:value-type="string" calcext:value-type="string">
            <text:p>Wire Laundry Cart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64" office:value-type="currency" office:currency="USD" office:value="299.73" calcext:value-type="currency">
            <text:p>$299.73</text:p>
          </table:table-cell>
          <table:table-cell table:style-name="ce64" office:value-type="currency" office:currency="USD" office:value="142.37" calcext:value-type="currency">
            <text:p>$142.37</text:p>
          </table:table-cell>
          <table:table-cell table:style-name="ce64" office:value-type="currency" office:currency="USD" office:value="200" calcext:value-type="currency">
            <text:p>$200.00</text:p>
          </table:table-cell>
          <table:table-cell table:style-name="ce64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64" office:value-type="currency" office:currency="USD" office:value="335.07" calcext:value-type="currency">
            <text:p>$335.07</text:p>
          </table:table-cell>
          <table:table-cell table:style-name="ce64" office:value-type="currency" office:currency="USD" office:value="159.16" calcext:value-type="currency">
            <text:p>$159.16</text:p>
          </table:table-cell>
          <table:table-cell table:style-name="ce64" office:value-type="currency" office:currency="USD" office:value="237" calcext:value-type="currency">
            <text:p>$237.00</text:p>
          </table:table-cell>
          <table:table-cell table:style-name="ce64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64" office:value-type="currency" office:currency="USD" office:value="370.52" calcext:value-type="currency">
            <text:p>$370.52</text:p>
          </table:table-cell>
          <table:table-cell table:style-name="ce64" office:value-type="currency" office:currency="USD" office:value="176" calcext:value-type="currency">
            <text:p>$176.00</text:p>
          </table:table-cell>
          <table:table-cell table:style-name="ce64" office:value-type="currency" office:currency="USD" office:value="248" calcext:value-type="currency">
            <text:p>$248.00</text:p>
          </table:table-cell>
          <table:table-cell table:style-name="ce64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64" office:value-type="currency" office:currency="USD" office:value="405.69" calcext:value-type="currency">
            <text:p>$405.69</text:p>
          </table:table-cell>
          <table:table-cell table:style-name="ce64" office:value-type="currency" office:currency="USD" office:value="192.7" calcext:value-type="currency">
            <text:p>$192.70</text:p>
          </table:table-cell>
          <table:table-cell table:style-name="ce64" office:value-type="currency" office:currency="USD" office:value="270" calcext:value-type="currency">
            <text:p>$270.00</text:p>
          </table:table-cell>
          <table:table-cell table:style-name="ce64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78.33" calcext:value-type="currency">
            <text:p>$478.33</text:p>
          </table:table-cell>
          <table:table-cell table:style-name="ce64" office:value-type="currency" office:currency="USD" office:value="227.21" calcext:value-type="currency">
            <text:p>$227.21</text:p>
          </table:table-cell>
          <table:table-cell table:style-name="ce64" office:value-type="currency" office:currency="USD" office:value="319" calcext:value-type="currency">
            <text:p>$319.00</text:p>
          </table:table-cell>
          <table:table-cell table:style-name="ce64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9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64" office:value-type="currency" office:currency="USD" office:value="415.03" calcext:value-type="currency">
            <text:p>$415.03</text:p>
          </table:table-cell>
          <table:table-cell table:style-name="ce64" office:value-type="currency" office:currency="USD" office:value="197.14" calcext:value-type="currency">
            <text:p>$197.14</text:p>
          </table:table-cell>
          <table:table-cell table:style-name="ce64" office:value-type="currency" office:currency="USD" office:value="276" calcext:value-type="currency">
            <text:p>$276.00</text:p>
          </table:table-cell>
          <table:table-cell table:style-name="ce64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49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2">
          <table:table-cell table:style-name="ce49" office:value-type="string" calcext:value-type="string">
            <text:p>X-Frame Carts</text:p>
          </table:table-cell>
          <table:table-cell table:number-columns-repeated="4"/>
          <table:table-cell table:style-name="ce64"/>
          <table:table-cell table:style-name="ce50"/>
          <table:table-cell table:number-columns-repeated="1017"/>
        </table:table-row>
        <table:table-row table:style-name="ro4">
          <table:table-cell table:style-name="ce5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62" office:value-type="string" calcext:value-type="string">
            <text:p>LIST PRICE</text:p>
          </table:table-cell>
          <table:table-cell table:style-name="ce62" office:value-type="string" calcext:value-type="string">
            <text:p>OUR COST</text:p>
          </table:table-cell>
          <table:table-cell table:style-name="ce62" office:value-type="string" calcext:value-type="string">
            <text:p>COMPETITOR</text:p>
          </table:table-cell>
          <table:table-cell table:style-name="ce62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5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08-X-XFA-30NN</text:p>
          </table:table-cell>
          <table:table-cell table:style-name="ce59" office:value-type="currency" office:currency="USD" office:value="105" calcext:value-type="currency">
            <text:p>$105.00</text:p>
          </table:table-cell>
          <table:table-cell table:style-name="ce64" office:value-type="currency" office:currency="USD" office:value="156.19" calcext:value-type="currency">
            <text:p>$156.19</text:p>
          </table:table-cell>
          <table:table-cell table:style-name="ce64" office:value-type="currency" office:currency="USD" office:value="74.19" calcext:value-type="currency">
            <text:p>$74.19</text:p>
          </table:table-cell>
          <table:table-cell table:style-name="ce64" office:value-type="currency" office:currency="USD" office:value="105.99" calcext:value-type="currency">
            <text:p>$105.99</text:p>
          </table:table-cell>
          <table:table-cell table:style-name="ce64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68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57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57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48:08.9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4-05T11:41:40.270000000</dc:date>
    <meta:editing-duration>PT5H38M27S</meta:editing-duration>
    <meta:editing-cycles>83</meta:editing-cycles>
    <meta:document-statistic meta:table-count="2" meta:cell-count="5309" meta:object-count="0"/>
  </office:meta>
</office:document-meta>
</file>